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monospac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Verdana" svg:font-family="Verdana, sans-serif"/>
  </office:font-face-decls>
  <office:automatic-styles>
    <style:style style:name="Tabla1" style:family="table">
      <style:table-properties style:width="15.921cm" table:align="left" style:writing-mode="lr-tb"/>
    </style:style>
    <style:style style:name="Tabla1.A" style:family="table-column">
      <style:table-column-properties style:column-width="7.463cm"/>
    </style:style>
    <style:style style:name="Tabla1.B" style:family="table-column">
      <style:table-column-properties style:column-width="8.458cm"/>
    </style:style>
    <style:style style:name="Tabla1.A1" style:family="table-cell">
      <style:table-cell-properties style:vertical-align="middle" fo:padding="0.176cm" fo:border="1pt solid #000000"/>
    </style:style>
    <style:style style:name="P1" style:family="paragraph" style:parent-style-name="Heading_20_2">
      <style:paragraph-properties fo:line-height="138%"/>
    </style:style>
    <style:style style:name="P2" style:family="paragraph" style:parent-style-name="Heading_20_2">
      <style:paragraph-properties fo:text-align="center" style:justify-single-word="false"/>
    </style:style>
    <style:style style:name="P3" style:family="paragraph" style:parent-style-name="Heading_20_2">
      <style:paragraph-properties fo:margin-left="0cm" fo:margin-right="0cm" fo:margin-top="0.635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6pt" fo:font-style="normal" style:text-underline-style="none" fo:font-weight="normal" style:text-blinking="false" fo:background-color="transparent"/>
    </style:style>
    <style:style style:name="P4" style:family="paragraph" style:parent-style-name="Heading_20_2">
      <style:paragraph-properties fo:margin-left="0cm" fo:margin-right="0cm" fo:margin-top="0.212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6pt" fo:font-style="normal" style:text-underline-style="none" fo:font-weight="normal" style:text-blinking="false" fo:background-color="transparent"/>
    </style:style>
    <style:style style:name="P5" style:family="paragraph" style:parent-style-name="Heading_20_2">
      <style:paragraph-properties fo:margin-left="0cm" fo:margin-right="0cm" fo:margin-top="0.635cm" fo:margin-bottom="0.21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6pt" fo:font-style="normal" style:text-underline-style="none" fo:font-weight="normal" style:text-blinking="false" fo:background-color="transparent"/>
    </style:style>
    <style:style style:name="P6" style:family="paragraph" style:parent-style-name="Heading_20_2">
      <style:paragraph-properties fo:margin-left="0cm" fo:margin-right="0cm" fo:margin-top="0.635cm" fo:margin-bottom="0.212cm" style:contextual-spacing="false" fo:line-height="165%" fo:text-indent="0cm" style:auto-text-indent="false" style:writing-mode="lr-tb"/>
      <style:text-properties fo:font-variant="normal" fo:text-transform="none" fo:color="#000000" loext:opacity="100%" style:text-line-through-style="none" style:text-line-through-type="none" style:font-name="Arial2" fo:font-size="16pt" fo:font-style="normal" style:text-underline-style="none" fo:font-weight="normal" style:text-blinking="false" fo:background-color="transparent"/>
    </style:style>
    <style:style style:name="P7" style:family="paragraph" style:parent-style-name="Heading_20_3">
      <style:paragraph-properties fo:margin-top="0.212cm" fo:margin-bottom="0.212cm" style:contextual-spacing="false" fo:line-height="100%"/>
    </style:style>
    <style:style style:name="P8" style:family="paragraph" style:parent-style-name="Heading_20_3">
      <style:paragraph-properties fo:margin-left="0cm" fo:margin-right="0cm" fo:margin-top="0.564cm" fo:margin-bottom="0.141cm" style:contextual-spacing="false" fo:line-height="138%" fo:text-indent="0cm" style:auto-text-indent="false" style:writing-mode="lr-tb"/>
      <style:text-properties fo:font-variant="normal" fo:text-transform="none" fo:color="#434343" loext:opacity="100%" style:text-line-through-style="none" style:text-line-through-type="none" style:font-name="Arial2" fo:font-size="14pt" fo:font-style="normal" style:text-underline-style="none" fo:font-weight="normal" style:text-blinking="false" fo:background-color="transparent"/>
    </style:style>
    <style:style style:name="P9" style:family="paragraph" style:parent-style-name="Heading_20_3">
      <style:paragraph-properties fo:margin-left="0cm" fo:margin-right="0cm" fo:margin-top="0.212cm" fo:margin-bottom="0.212cm" style:contextual-spacing="false" fo:line-height="138%" fo:text-indent="0cm" style:auto-text-indent="false" style:writing-mode="lr-tb"/>
      <style:text-properties fo:font-variant="normal" fo:text-transform="none" fo:color="#434343" loext:opacity="100%" style:text-line-through-style="none" style:text-line-through-type="none" style:font-name="Arial2" fo:font-size="14pt" fo:font-style="normal" style:text-underline-style="none" fo:font-weight="normal" style:text-blinking="false" fo:background-color="transparent"/>
    </style:style>
    <style:style style:name="P10" style:family="paragraph" style:parent-style-name="Table_20_Contents">
      <style:paragraph-properties fo:margin-left="0cm" fo:margin-right="0cm" fo:margin-top="0cm" fo:margin-bottom="0cm" style:contextual-spacing="false" fo:line-height="138%" fo:text-align="justify" style:justify-single-word="false" fo:text-indent="0cm" style:auto-text-indent="false" style:writing-mode="lr-tb"/>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1.27cm" fo:margin-right="0cm" fo:text-indent="0cm" style:auto-text-indent="false"/>
    </style:style>
    <style:style style:name="P1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4" style:family="paragraph" style:parent-style-name="Text_20_body">
      <style:paragraph-properties fo:margin-left="0cm" fo:margin-right="0.053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6" style:family="paragraph" style:parent-style-name="Text_20_body" style:list-style-name="L45">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7" style:family="paragraph" style:parent-style-name="Text_20_body" style:master-page-name="Standard">
      <style:paragraph-properties fo:text-align="end" style:justify-single-word="false" fo:text-indent="1.27cm" style:auto-text-indent="false" style:page-number="1"/>
      <style:text-properties fo:font-variant="normal" fo:text-transform="none" fo:color="#000000" loext:opacity="100%" style:text-line-through-style="none" style:text-line-through-type="none" style:text-underline-style="none" style:text-blinking="false" fo:background-color="transparent"/>
    </style:style>
    <style:style style:name="P18" style:family="paragraph" style:parent-style-name="Text_20_body">
      <style:paragraph-properties fo:margin-left="0cm" fo:margin-right="0cm" fo:margin-top="0cm" fo:margin-bottom="0.106cm" style:contextual-spacing="false" fo:line-height="138%" fo:text-align="center" style:justify-single-word="false" fo:text-indent="1.27cm" style:auto-text-indent="false" style:writing-mode="lr-tb"/>
      <style:text-properties fo:font-variant="normal" fo:text-transform="none" fo:color="#000000" loext:opacity="100%" style:text-line-through-style="none" style:text-line-through-type="none" style:font-name="Arial2" fo:font-size="26pt" fo:font-style="normal" style:text-underline-style="none" fo:font-weight="normal" style:text-blinking="false" fo:background-color="transparent"/>
    </style:style>
    <style:style style:name="P19"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0" style:family="paragraph" style:parent-style-name="Text_20_body">
      <style:paragraph-properties fo:margin-left="1.27cm" fo:margin-right="0cm" fo:margin-top="0.212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1"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2"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3" style:family="paragraph" style:parent-style-name="Text_20_body">
      <loext:graphic-properties draw:fill="solid" draw:fill-color="#ffffff" draw:opacity="100%"/>
      <style:paragraph-properties fo:margin-left="0cm" fo:margin-right="0cm" fo:margin-top="0cm" fo:margin-bottom="0cm" style:contextual-spacing="false" fo:line-height="138%"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4" style:family="paragraph" style:parent-style-name="Text_20_body">
      <style:paragraph-properties fo:margin-left="0cm" fo:margin-right="0cm" fo:margin-top="0.212cm" fo:margin-bottom="0.212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5" style:family="paragraph" style:parent-style-name="Text_20_body">
      <style:paragraph-properties fo:margin-left="0cm" fo:margin-right="0.053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6" style:family="paragraph" style:parent-style-name="Text_20_body">
      <style:paragraph-properties fo:margin-left="1.27cm" fo:margin-right="0cm" fo:margin-top="0.106cm" fo:margin-bottom="0.035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7" style:family="paragraph" style:parent-style-name="Text_20_body">
      <style:paragraph-properties fo:margin-left="1.27cm" fo:margin-right="0cm" fo:margin-top="0.353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8" style:family="paragraph" style:parent-style-name="Text_20_body" style:list-style-name="L8">
      <loext:graphic-properties draw:fill="none" draw:fill-color="#ffffff"/>
      <style:paragraph-properties fo:margin-left="0cm" fo:margin-right="0.053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29" style:family="paragraph" style:parent-style-name="Text_20_body" style:list-style-name="L1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30" style:family="paragraph" style:parent-style-name="Text_20_body" style:list-style-name="L12">
      <loext:graphic-properties draw:fill="none" draw:fill-color="#ffffff"/>
      <style:paragraph-properties fo:margin-left="0cm" fo:margin-right="0.053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31" style:family="paragraph" style:parent-style-name="Text_20_body" style:list-style-name="L28">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32" style:family="paragraph" style:parent-style-name="Text_20_body" style:list-style-name="L3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33" style:family="paragraph" style:parent-style-name="Text_20_body" style:list-style-name="L3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34" style:family="paragraph" style:parent-style-name="Text_20_body" style:list-style-name="L40">
      <loext:graphic-properties draw:fill="none" draw:fill-color="#ffffff"/>
      <style:paragraph-properties fo:margin-left="0cm" fo:margin-right="0cm" fo:margin-top="0.42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35" style:family="paragraph" style:parent-style-name="Text_20_body" style:list-style-name="L4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36" style:family="paragraph" style:parent-style-name="Text_20_body" style:list-style-name="L40">
      <loext:graphic-properties draw:fill="none" draw:fill-color="#ffffff"/>
      <style:paragraph-properties fo:margin-left="0cm" fo:margin-right="0cm" fo:margin-top="0cm" fo:margin-bottom="0.423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37" style:family="paragraph" style:parent-style-name="Text_20_body" style:list-style-name="L4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38" style:family="paragraph" style:parent-style-name="Text_20_body" style:list-style-name="L45">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39" style:family="paragraph" style:parent-style-name="Text_20_body" style:list-style-name="L5">
      <loext:graphic-properties draw:fill="none" draw:fill-color="#ffffff"/>
      <style:paragraph-properties fo:margin-left="0.635cm" fo:margin-right="0cm" fo:margin-top="0.106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0" style:family="paragraph" style:parent-style-name="Text_20_body" style:list-style-name="L5">
      <loext:graphic-properties draw:fill="none" draw:fill-color="#ffffff"/>
      <style:paragraph-properties fo:margin-left="0.635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1" style:family="paragraph" style:parent-style-name="Text_20_body" style:list-style-name="L32">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2" style:family="paragraph" style:parent-style-name="Text_20_body" style:list-style-name="L4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3" style:family="paragraph" style:parent-style-name="Text_20_body" style:list-style-name="L4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4" style:family="paragraph" style:parent-style-name="Text_20_body" style:list-style-name="L4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5" style:family="paragraph" style:parent-style-name="Text_20_body">
      <style:paragraph-properties fo:margin-left="0cm" fo:margin-right="0cm" fo:margin-top="0cm" fo:margin-bottom="0cm" style:contextual-spacing="false" fo:line-height="165%"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6" style:family="paragraph" style:parent-style-name="Text_20_body" style:list-style-name="L7">
      <loext:graphic-properties draw:fill="none" draw:fill-color="#ffffff"/>
      <style:paragraph-properties fo:margin-left="0cm" fo:margin-right="0cm" fo:margin-top="0cm" fo:margin-bottom="0cm" style:contextual-spacing="false" fo:line-height="165%"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style>
    <style:style style:name="P47" style:family="paragraph" style:parent-style-name="Text_20_body" style:list-style-name="L9">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style:style>
    <style:style style:name="P48" style:family="paragraph" style:parent-style-name="Text_20_body" style:list-style-name="L11">
      <loext:graphic-properties draw:fill="none" draw:fill-color="#ffffff"/>
      <style:paragraph-properties fo:margin-left="1.27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style:style>
    <style:style style:name="P49" style:family="paragraph" style:parent-style-name="Text_20_body" style:list-style-name="L29">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style:style>
    <style:style style:name="P50" style:family="paragraph" style:parent-style-name="Text_20_body" style:list-style-name="L30">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style:style>
    <style:style style:name="P51" style:family="paragraph" style:parent-style-name="Text_20_body" style:list-style-name="L3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style:style>
    <style:style style:name="P52" style:family="paragraph" style:parent-style-name="Text_20_body" style:list-style-name="L4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style:style>
    <style:style style:name="P53" style:family="paragraph" style:parent-style-name="Text_20_body" style:list-style-name="L3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style:style>
    <style:style style:name="P54" style:family="paragraph" style:parent-style-name="Text_20_body" style:list-style-name="L37">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ffffff"/>
    </style:style>
    <style:style style:name="P5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56" style:family="paragraph" style:parent-style-name="Text_20_body" style:list-style-name="L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57" style:family="paragraph" style:parent-style-name="Text_20_body" style:list-style-name="L4">
      <loext:graphic-properties draw:fill="none" draw:fill-color="#ffffff"/>
      <style:paragraph-properties fo:margin-left="0cm" fo:margin-right="0cm" fo:margin-top="0.212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58" style:family="paragraph" style:parent-style-name="Text_20_body" style:list-style-name="L6">
      <loext:graphic-properties draw:fill="none" draw:fill-color="#ffffff"/>
      <style:paragraph-properties fo:margin-left="0cm" fo:margin-right="0cm" fo:margin-top="0.35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59" style:family="paragraph" style:parent-style-name="Text_20_body">
      <style:paragraph-properties fo:margin-left="0cm" fo:margin-right="0.053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60"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61" style:family="paragraph" style:parent-style-name="Text_20_body" style:list-style-name="L20">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62" style:family="paragraph" style:parent-style-name="Text_20_body" style:list-style-name="L23">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63" style:family="paragraph" style:parent-style-name="Text_20_body" style:list-style-name="L24">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64" style:family="paragraph" style:parent-style-name="Text_20_body" style:list-style-name="L26">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65" style:family="paragraph" style:parent-style-name="Text_20_body" style:list-style-name="L27">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66" style:family="paragraph" style:parent-style-name="Text_20_body" style:list-style-name="L32">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67" style:family="paragraph" style:parent-style-name="Text_20_body" style:list-style-name="L32">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68" style:family="paragraph" style:parent-style-name="Text_20_body" style:list-style-name="L33">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69" style:family="paragraph" style:parent-style-name="Text_20_body" style:list-style-name="L38">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70" style:family="paragraph" style:parent-style-name="Text_20_body" style:list-style-name="L39">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71" style:family="paragraph" style:parent-style-name="Text_20_body" style:list-style-name="L41">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72" style:family="paragraph" style:parent-style-name="Text_20_body" style:list-style-name="L4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73" style:family="paragraph" style:parent-style-name="Text_20_body" style:list-style-name="L43">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74" style:family="paragraph" style:parent-style-name="Text_20_body" style:list-style-name="L44">
      <loext:graphic-properties draw:fill="none" draw:fill-color="#ffffff"/>
      <style:paragraph-properties fo:margin-left="0cm" fo:margin-right="0cm" fo:margin-top="0.353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75" style:family="paragraph" style:parent-style-name="Text_20_body" style:list-style-name="L16">
      <loext:graphic-properties draw:fill="none" draw:fill-color="#ffffff"/>
      <style:paragraph-properties fo:margin-left="0cm" fo:margin-right="0cm" fo:margin-top="0.212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76" style:family="paragraph" style:parent-style-name="Text_20_body" style:list-style-name="L21">
      <loext:graphic-properties draw:fill="none" draw:fill-color="#ffffff"/>
      <style:paragraph-properties fo:margin-left="0cm" fo:margin-right="0cm" fo:margin-top="0.212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77" style:family="paragraph" style:parent-style-name="Text_20_body" style:list-style-name="L22">
      <loext:graphic-properties draw:fill="none" draw:fill-color="#ffffff"/>
      <style:paragraph-properties fo:margin-left="0cm" fo:margin-right="0cm" fo:margin-top="0.212cm" fo:margin-bottom="0.212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78" style:family="paragraph" style:parent-style-name="Text_20_body" style:list-style-name="L3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79" style:family="paragraph" style:parent-style-name="Text_20_body" style:list-style-name="L35">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80" style:family="paragraph" style:parent-style-name="Text_20_body">
      <style:paragraph-properties fo:margin-left="0cm" fo:margin-right="0cm" fo:margin-top="0cm" fo:margin-bottom="0cm" style:contextual-spacing="false" fo:line-height="165%" fo:text-indent="0cm" style:auto-text-indent="false" style:writing-mode="lr-tb"/>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style:style>
    <style:style style:name="P81" style:family="paragraph" style:parent-style-name="Text_20_body">
      <style:paragraph-properties fo:margin-left="0cm" fo:margin-right="0cm" fo:margin-top="0.212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Arial2" fo:font-size="11pt" fo:font-style="italic" style:text-underline-style="none" fo:font-weight="normal" style:text-blinking="false" fo:background-color="transparent"/>
    </style:style>
    <style:style style:name="P82" style:family="paragraph" style:parent-style-name="Text_20_body" style:list-style-name="L3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1pt" fo:font-style="italic" style:text-underline-style="none" fo:font-weight="bold" style:text-blinking="false" fo:background-color="#ffffff"/>
    </style:style>
    <style:style style:name="P83" style:family="paragraph" style:parent-style-name="Text_20_body" style:list-style-name="L1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2" fo:font-size="10pt" fo:font-style="normal" style:text-underline-style="none" fo:font-weight="normal" style:text-blinking="false"/>
    </style:style>
    <style:style style:name="P84" style:family="paragraph" style:parent-style-name="Text_20_body">
      <style:paragraph-properties fo:margin-left="1.27cm" fo:margin-right="0cm" fo:margin-top="0.106cm" fo:margin-bottom="0.035cm" style:contextual-spacing="false" fo:line-height="138%" fo:text-indent="0cm" style:auto-text-indent="false" style:writing-mode="lr-tb"/>
      <style:text-properties fo:font-variant="normal" fo:text-transform="none" fo:color="#000000" loext:opacity="100%" style:text-line-through-style="none" style:text-line-through-type="none" style:font-name="Courier New2" fo:font-size="8pt" fo:font-style="normal" style:text-underline-style="none" fo:font-weight="normal" style:text-blinking="false" fo:background-color="transparent"/>
    </style:style>
    <style:style style:name="P85" style:family="paragraph" style:parent-style-name="Text_20_body">
      <style:paragraph-properties fo:margin-left="0cm" fo:margin-right="0cm" fo:margin-top="0.106cm" fo:margin-bottom="0.035cm" style:contextual-spacing="false" fo:line-height="138%" fo:text-indent="1.27cm" style:auto-text-indent="false" style:writing-mode="lr-tb"/>
      <style:text-properties fo:font-variant="normal" fo:text-transform="none" fo:color="#000000" loext:opacity="100%" style:text-line-through-style="none" style:text-line-through-type="none" style:font-name="Courier New2" fo:font-size="8pt" fo:font-style="normal" style:text-underline-style="none" fo:font-weight="normal" style:text-blinking="false" fo:background-color="transparent"/>
    </style:style>
    <style:style style:name="P86"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Courier New2" fo:font-size="9pt" fo:font-style="normal" style:text-underline-style="none" fo:font-weight="normal" style:text-blinking="false" fo:background-color="transparent"/>
    </style:style>
    <style:style style:name="P87" style:family="paragraph" style:parent-style-name="Text_20_body">
      <style:paragraph-properties fo:margin-left="0cm" fo:margin-right="0cm" fo:margin-top="0cm" fo:margin-bottom="0cm" style:contextual-spacing="false" fo:line-height="179%" fo:text-align="justify" style:justify-single-word="false" fo:text-indent="0cm" style:auto-text-indent="false" style:writing-mode="lr-tb"/>
      <style:text-properties fo:font-variant="normal" fo:text-transform="none" fo:color="#000000" loext:opacity="100%" style:text-line-through-style="none" style:text-line-through-type="none" style:font-name="Courier New2" fo:font-size="10pt" fo:font-style="normal" style:text-underline-style="none" fo:font-weight="normal" style:text-blinking="false" fo:background-color="transparent"/>
    </style:style>
    <style:style style:name="P88" style:family="paragraph" style:parent-style-name="Text_20_body">
      <style:paragraph-properties fo:margin-left="0cm" fo:margin-right="0cm" fo:margin-top="0.212cm" fo:margin-bottom="0.212cm" style:contextual-spacing="false" fo:line-height="138%" fo:text-align="justify" style:justify-single-word="false" fo:text-indent="0cm" style:auto-text-indent="false" style:writing-mode="lr-tb"/>
      <style:text-properties fo:font-variant="normal" fo:text-transform="none" fo:color="#252525" loext:opacity="100%" style:text-line-through-style="none" style:text-line-through-type="none" style:font-name="Arial2" fo:font-size="11pt" fo:font-style="normal" style:text-underline-style="none" fo:font-weight="normal" style:text-blinking="false" fo:background-color="transparent"/>
    </style:style>
    <style:style style:name="P89" style:family="paragraph" style:parent-style-name="Text_20_body">
      <style:paragraph-properties fo:margin-left="0cm" fo:margin-right="0cm" fo:margin-top="0.212cm" fo:margin-bottom="0.212cm" style:contextual-spacing="false" fo:line-height="138%" fo:text-indent="0cm" style:auto-text-indent="false" style:writing-mode="lr-tb"/>
      <style:text-properties fo:font-variant="normal" fo:text-transform="none" fo:color="#252525" loext:opacity="100%" style:text-line-through-style="none" style:text-line-through-type="none" style:font-name="Arial2" fo:font-size="10.5pt" fo:font-style="normal" style:text-underline-style="none" fo:font-weight="normal" style:text-blinking="false" fo:background-color="transparent"/>
    </style:style>
    <style:style style:name="P90" style:family="paragraph" style:parent-style-name="Text_20_body">
      <style:paragraph-properties fo:margin-left="0cm" fo:margin-right="0cm" fo:margin-top="0.212cm" fo:margin-bottom="0.212cm" style:contextual-spacing="false" fo:line-height="138%" fo:text-align="justify" style:justify-single-word="false" fo:text-indent="0cm" style:auto-text-indent="false" style:writing-mode="lr-tb"/>
      <style:text-properties fo:font-variant="normal" fo:text-transform="none" fo:color="#252525" loext:opacity="100%" style:text-line-through-style="none" style:text-line-through-type="none" style:font-name="Arial2" fo:font-size="10.5pt" fo:font-style="normal" style:text-underline-style="none" fo:font-weight="normal" style:text-blinking="false" fo:background-color="transparent"/>
    </style:style>
    <style:style style:name="P91" style:family="paragraph" style:parent-style-name="Text_20_body" style:list-style-name="L17">
      <loext:graphic-properties draw:fill="none" draw:fill-color="#ffffff"/>
      <style:paragraph-properties fo:margin-left="0cm" fo:margin-right="0cm" fo:margin-top="0.212cm" fo:margin-bottom="0.212cm" style:contextual-spacing="false" fo:line-height="138%" fo:text-align="justify" style:justify-single-word="false"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5pt" fo:font-style="normal" style:text-underline-style="none" fo:font-weight="normal" style:text-blinking="false" fo:background-color="transparent"/>
    </style:style>
    <style:style style:name="P92" style:family="paragraph" style:parent-style-name="Text_20_body" style:list-style-name="L18">
      <loext:graphic-properties draw:fill="none" draw:fill-color="#ffffff"/>
      <style:paragraph-properties fo:margin-left="0cm" fo:margin-right="0cm" fo:margin-top="0.212cm" fo:margin-bottom="0.212cm" style:contextual-spacing="false" fo:line-height="138%" fo:text-align="justify" style:justify-single-word="false"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5pt" fo:font-style="normal" style:text-underline-style="none" fo:font-weight="normal" style:text-blinking="false" fo:background-color="transparent"/>
    </style:style>
    <style:style style:name="P93" style:family="paragraph" style:parent-style-name="Text_20_body" style:list-style-name="L25">
      <loext:graphic-properties draw:fill="none" draw:fill-color="#ffffff"/>
      <style:paragraph-properties fo:margin-left="1.235cm" fo:margin-right="0cm" fo:margin-top="0.106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5pt" fo:font-style="normal" style:text-underline-style="none" fo:font-weight="normal" style:text-blinking="false" fo:background-color="transparent"/>
    </style:style>
    <style:style style:name="P94" style:family="paragraph" style:parent-style-name="Text_20_body" style:list-style-name="L25">
      <loext:graphic-properties draw:fill="none" draw:fill-color="#ffffff"/>
      <style:paragraph-properties fo:margin-left="1.235cm" fo:margin-right="0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5pt" fo:font-style="normal" style:text-underline-style="none" fo:font-weight="normal" style:text-blinking="false" fo:background-color="transparent"/>
    </style:style>
    <style:style style:name="P95" style:family="paragraph" style:parent-style-name="Text_20_body" style:list-style-name="L25">
      <loext:graphic-properties draw:fill="none" draw:fill-color="#ffffff"/>
      <style:paragraph-properties fo:margin-left="1.235cm" fo:margin-right="0cm" fo:margin-top="0cm" fo:margin-bottom="0.035cm" style:contextual-spacing="false" fo:line-height="138%" fo:text-align="justify" style:justify-single-word="false"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5pt" fo:font-style="normal" style:text-underline-style="none" fo:font-weight="normal" style:text-blinking="false" fo:background-color="transparent"/>
    </style:style>
    <style:style style:name="P96" style:family="paragraph" style:parent-style-name="Text_20_body" style:list-style-name="L19">
      <loext:graphic-properties draw:fill="none" draw:fill-color="#ffffff"/>
      <style:paragraph-properties fo:margin-left="0cm" fo:margin-right="0cm" fo:margin-top="0cm" fo:margin-bottom="0.212cm" style:contextual-spacing="false" fo:line-height="138%"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5pt" fo:font-style="normal" style:text-underline-style="none" fo:font-weight="normal" style:text-blinking="false" fo:background-color="transparent"/>
    </style:style>
    <style:style style:name="P97" style:family="paragraph" style:parent-style-name="Text_20_body" style:list-style-name="L19">
      <loext:graphic-properties draw:fill="none" draw:fill-color="#ffffff"/>
      <style:paragraph-properties fo:margin-left="0cm" fo:margin-right="0cm" fo:margin-top="0.212cm" fo:margin-bottom="0cm" style:contextual-spacing="false" fo:line-height="138%"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5pt" fo:font-style="normal" style:text-underline-style="none" fo:font-weight="normal" style:text-blinking="false"/>
    </style:style>
    <style:style style:name="P98" style:family="paragraph" style:parent-style-name="Text_20_body" style:list-style-name="L1">
      <loext:graphic-properties draw:fill="none" draw:fill-color="#ffffff"/>
      <style:paragraph-properties fo:margin-left="0cm" fo:margin-right="0cm" fo:margin-top="0.212cm" fo:margin-bottom="0.212cm" style:contextual-spacing="false" fo:line-height="138%"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5pt" fo:font-style="normal" style:text-underline-style="none" fo:font-weight="bold" style:text-blinking="false" fo:background-color="transparent"/>
    </style:style>
    <style:style style:name="P99" style:family="paragraph" style:parent-style-name="Text_20_body" style:list-style-name="L2">
      <loext:graphic-properties draw:fill="none" draw:fill-color="#ffffff"/>
      <style:paragraph-properties fo:margin-left="0cm" fo:margin-right="0cm" fo:margin-top="0.212cm" fo:margin-bottom="0.212cm" style:contextual-spacing="false" fo:line-height="138%"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5pt" fo:font-style="normal" style:text-underline-style="none" fo:font-weight="bold" style:text-blinking="false" fo:background-color="transparent"/>
    </style:style>
    <style:style style:name="P100" style:family="paragraph" style:parent-style-name="Text_20_body" style:list-style-name="L15">
      <loext:graphic-properties draw:fill="none" draw:fill-color="#ffffff"/>
      <style:paragraph-properties fo:margin-left="0cm" fo:margin-right="0cm" fo:margin-top="0.212cm" fo:margin-bottom="0.212cm" style:contextual-spacing="false" fo:line-height="138%" fo:text-align="justify" style:justify-single-word="false"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5pt" fo:font-style="normal" style:text-underline-style="none" fo:font-weight="bold" style:text-blinking="false" fo:background-color="transparent"/>
    </style:style>
    <style:style style:name="P101" style:family="paragraph" style:parent-style-name="Text_20_body">
      <style:paragraph-properties fo:margin-left="0cm" fo:margin-right="0cm" fo:margin-top="0.212cm" fo:margin-bottom="0.212cm" style:contextual-spacing="false" fo:line-height="138%" fo:text-indent="0cm" style:auto-text-indent="false" style:writing-mode="lr-tb"/>
      <style:text-properties fo:font-variant="normal" fo:text-transform="none" fo:color="#252525" loext:opacity="100%" style:text-line-through-style="none" style:text-line-through-type="none" style:font-name="Arial2" fo:font-size="10.5pt" fo:font-style="normal" style:text-underline-style="none" fo:font-weight="bold" style:text-blinking="false" fo:background-color="transparent"/>
    </style:style>
    <style:style style:name="P102" style:family="paragraph" style:parent-style-name="Text_20_body" style:list-style-name="L13">
      <loext:graphic-properties draw:fill="none" draw:fill-color="#ffffff"/>
      <style:paragraph-properties fo:margin-left="0cm" fo:margin-right="0cm" fo:margin-top="0.212cm" fo:margin-bottom="0cm" style:contextual-spacing="false" fo:line-height="138%" fo:text-indent="0cm" style:auto-text-indent="false" fo:background-color="transparent" fo:padding="0cm" fo:border="none" style:writing-mode="lr-tb"/>
      <style:text-properties fo:font-variant="normal" fo:text-transform="none" fo:color="#252525" loext:opacity="100%" style:text-line-through-style="none" style:text-line-through-type="none" style:font-name="Arial2" fo:font-size="10pt" fo:font-style="normal" style:text-underline-style="none" fo:font-weight="normal" style:text-blinking="false" fo:background-color="transparent"/>
    </style:style>
    <style:style style:name="P103" style:family="paragraph" style:parent-style-name="Text_20_body">
      <style:paragraph-properties fo:margin-left="1.27cm" fo:margin-right="0cm" fo:margin-top="0.106cm" fo:margin-bottom="0.035cm" style:contextual-spacing="false" fo:line-height="138%" fo:text-indent="0cm" style:auto-text-indent="false" style:writing-mode="lr-tb"/>
      <style:text-properties fo:font-variant="normal" fo:text-transform="none" fo:color="#252525" loext:opacity="100%" style:text-line-through-style="none" style:text-line-through-type="none" style:font-name="Courier New2" fo:font-size="8pt" fo:font-style="normal" style:text-underline-style="none" fo:font-weight="normal" style:text-blinking="false" fo:background-color="transparent"/>
    </style:style>
    <style:style style:name="P104" style:family="paragraph" style:parent-style-name="Text_20_body">
      <style:paragraph-properties fo:margin-left="0cm" fo:margin-right="0cm" fo:margin-top="0.106cm" fo:margin-bottom="0.035cm" style:contextual-spacing="false" fo:line-height="138%" fo:text-indent="1.27cm" style:auto-text-indent="false" style:writing-mode="lr-tb"/>
      <style:text-properties fo:font-variant="normal" fo:text-transform="none" fo:color="#252525" loext:opacity="100%" style:text-line-through-style="none" style:text-line-through-type="none" style:font-name="Courier New2" fo:font-size="8pt" fo:font-style="normal" style:text-underline-style="none" fo:font-weight="normal" style:text-blinking="false" fo:background-color="transparent"/>
    </style:style>
    <style:style style:name="P105" style:family="paragraph" style:parent-style-name="Text_20_body">
      <style:paragraph-properties fo:margin-left="1.27cm" fo:margin-right="0cm" fo:margin-top="0.106cm" fo:margin-bottom="0.035cm" style:contextual-spacing="false" fo:line-height="138%" fo:text-indent="0cm" style:auto-text-indent="false" style:writing-mode="lr-tb"/>
      <style:text-properties fo:font-variant="normal" fo:text-transform="none" fo:color="#252525" loext:opacity="100%" style:text-line-through-style="none" style:text-line-through-type="none" style:font-name="Courier New2" fo:font-size="9pt" fo:font-style="normal" style:text-underline-style="none" fo:font-weight="normal" style:text-blinking="false" fo:background-color="transparent"/>
    </style:style>
    <style:style style:name="P106" style:family="paragraph" style:parent-style-name="Text_20_body">
      <style:paragraph-properties fo:margin-left="0cm" fo:margin-right="0cm" fo:margin-top="0.106cm" fo:margin-bottom="0.035cm" style:contextual-spacing="false" fo:line-height="138%" fo:text-indent="1.27cm" style:auto-text-indent="false" style:writing-mode="lr-tb"/>
      <style:text-properties fo:font-variant="normal" fo:text-transform="none" fo:color="#252525" loext:opacity="100%" style:text-line-through-style="none" style:text-line-through-type="none" style:font-name="Courier New2" fo:font-size="9pt" fo:font-style="normal" style:text-underline-style="none" fo:font-weight="normal" style:text-blinking="false" fo:background-color="transparent"/>
    </style:style>
    <style:style style:name="P107" style:family="paragraph" style:parent-style-name="Text_20_body">
      <style:paragraph-properties fo:margin-left="1.27cm" fo:margin-right="0cm" fo:margin-top="0.106cm" fo:margin-bottom="0.035cm" style:contextual-spacing="false" fo:line-height="138%" fo:text-indent="0cm" style:auto-text-indent="false" style:writing-mode="lr-tb"/>
      <style:text-properties fo:font-variant="normal" fo:text-transform="none" fo:color="#252525" loext:opacity="100%" style:text-line-through-style="none" style:text-line-through-type="none" style:text-underline-style="none" style:text-blinking="false" fo:background-color="transparent"/>
    </style:style>
    <style:style style:name="P108" style:family="paragraph" style:parent-style-name="Text_20_body">
      <style:paragraph-properties fo:margin-left="0cm" fo:margin-right="0cm" fo:margin-top="0.212cm" fo:margin-bottom="0.071cm" style:contextual-spacing="false" fo:line-height="138%" fo:text-indent="0cm" style:auto-text-indent="false" style:writing-mode="lr-tb"/>
      <style:text-properties fo:font-variant="normal" fo:text-transform="none" fo:color="#252525" loext:opacity="100%" style:text-line-through-style="none" style:text-line-through-type="none" style:text-underline-style="none" style:text-blinking="false" fo:background-color="transparent"/>
    </style:style>
    <style:style style:name="P109" style:family="paragraph" style:parent-style-name="Text_20_body">
      <style:paragraph-properties fo:margin-left="1.27cm" fo:margin-right="0cm" fo:margin-top="0.212cm" fo:margin-bottom="0.212cm" style:contextual-spacing="false" fo:line-height="156%" fo:text-indent="0cm" style:auto-text-indent="false" style:writing-mode="lr-tb"/>
      <style:text-properties fo:font-variant="normal" fo:text-transform="none" fo:color="#252525" loext:opacity="100%" style:text-line-through-style="none" style:text-line-through-type="none" style:font-name="Verdana" fo:font-size="9.5pt" fo:font-style="normal" style:text-underline-style="none" fo:font-weight="normal" style:text-blinking="false" fo:background-color="#f9f9f9"/>
    </style:style>
    <style:style style:name="P110" style:family="paragraph" style:parent-style-name="Text_20_body" style:list-style-name="L1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222222" loext:opacity="100%" style:text-line-through-style="none" style:text-line-through-type="none" style:font-name="Arial2" fo:font-size="10pt" fo:font-style="normal" style:text-underline-style="none" fo:font-weight="normal" style:text-blinking="false"/>
    </style:style>
    <style:style style:name="P111" style:family="paragraph" style:parent-style-name="Text_20_body" style:list-style-name="L1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222222" loext:opacity="100%" style:text-line-through-style="none" style:text-line-through-type="none" style:font-name="Arial2" fo:font-size="10pt" fo:font-style="normal" style:text-underline-style="none" fo:font-weight="normal" style:text-blinking="false" fo:background-color="#ffffff"/>
    </style:style>
    <style:style style:name="P112" style:family="paragraph" style:parent-style-name="Text_20_body">
      <style:paragraph-properties fo:margin-left="0cm" fo:margin-right="0cm" fo:margin-top="0.212cm" fo:margin-bottom="0.212cm" style:contextual-spacing="false" fo:line-height="138%" fo:text-align="justify" style:justify-single-word="false" fo:text-indent="0cm" style:auto-text-indent="false" style:writing-mode="lr-tb"/>
      <style:text-properties fo:font-variant="normal" fo:text-transform="none" fo:color="#222222" loext:opacity="100%" style:text-line-through-style="none" style:text-line-through-type="none" style:font-name="Arial2" fo:font-size="11pt" fo:font-style="normal" style:text-underline-style="none" fo:font-weight="normal" style:text-blinking="false" fo:background-color="#ffffff"/>
    </style:style>
    <style:style style:name="P113" style:family="paragraph" style:parent-style-name="Text_20_body">
      <style:paragraph-properties fo:margin-left="0cm" fo:margin-right="0cm" fo:margin-top="0.212cm" fo:margin-bottom="0.212cm" style:contextual-spacing="false" fo:line-height="138%" fo:text-indent="0cm" style:auto-text-indent="false" style:writing-mode="lr-tb"/>
      <style:text-properties fo:font-weight="normal"/>
    </style:style>
    <style:style style:name="P114" style:family="paragraph" style:parent-style-name="Text_20_body">
      <style:paragraph-properties fo:margin-left="1.27cm" fo:margin-right="0cm" fo:margin-top="0.106cm" fo:margin-bottom="0.035cm" style:contextual-spacing="false" fo:line-height="138%" fo:text-indent="0cm" style:auto-text-indent="false" style:writing-mode="lr-tb"/>
      <style:text-properties fo:font-weight="normal"/>
    </style:style>
    <style:style style:name="P115"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weight="normal"/>
    </style:style>
    <style:style style:name="P116" style:family="paragraph" style:parent-style-name="Text_20_body">
      <style:paragraph-properties fo:margin-left="0cm" fo:margin-right="0cm" fo:margin-top="0.212cm" fo:margin-bottom="0.212cm" style:contextual-spacing="false" fo:line-height="138%" fo:text-align="justify" style:justify-single-word="false" fo:text-indent="0cm" style:auto-text-indent="false" style:writing-mode="lr-tb"/>
      <style:text-properties fo:font-weight="normal"/>
    </style:style>
    <style:style style:name="P117" style:family="paragraph" style:parent-style-name="Text_20_body">
      <style:paragraph-properties fo:margin-left="0cm" fo:margin-right="0cm" fo:margin-top="0.353cm" fo:margin-bottom="0cm" style:contextual-spacing="false" fo:line-height="138%" fo:text-align="justify" style:justify-single-word="false" fo:text-indent="0cm" style:auto-text-indent="false" style:writing-mode="lr-tb"/>
      <style:text-properties fo:font-weight="normal"/>
    </style:style>
    <style:style style:name="P118"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weight="normal"/>
    </style:style>
    <style:style style:name="P119" style:family="paragraph" style:parent-style-name="Text_20_body">
      <style:paragraph-properties fo:margin-left="1.27cm" fo:margin-right="0cm" fo:margin-top="0.212cm" fo:margin-bottom="0.212cm" style:contextual-spacing="false" fo:line-height="138%" fo:text-align="justify" style:justify-single-word="false" fo:text-indent="0cm" style:auto-text-indent="false" style:writing-mode="lr-tb"/>
      <style:text-properties fo:font-weight="normal"/>
    </style:style>
    <style:style style:name="P120" style:family="paragraph" style:parent-style-name="Text_20_body">
      <style:paragraph-properties fo:margin-left="1.27cm" fo:margin-right="0cm" fo:margin-top="0cm" fo:margin-bottom="0cm" style:contextual-spacing="false" fo:line-height="138%" fo:text-align="justify" style:justify-single-word="false" fo:text-indent="0cm" style:auto-text-indent="false" style:writing-mode="lr-tb"/>
      <style:text-properties fo:font-weight="normal"/>
    </style:style>
    <style:style style:name="P121" style:family="paragraph" style:parent-style-name="Text_20_body">
      <style:text-properties fo:font-weight="normal"/>
    </style:style>
    <style:style style:name="P122" style:family="paragraph" style:parent-style-name="Text_20_body">
      <style:paragraph-properties fo:margin-left="0cm" fo:margin-right="0cm" fo:margin-top="0cm" fo:margin-bottom="0cm" style:contextual-spacing="false" fo:line-height="165%" fo:text-indent="1.27cm" style:auto-text-indent="false" style:writing-mode="lr-tb"/>
      <style:text-properties fo:font-weight="normal"/>
    </style:style>
    <style:style style:name="P123" style:family="paragraph" style:parent-style-name="Text_20_body">
      <style:paragraph-properties fo:margin-left="0cm" fo:margin-right="0cm" fo:margin-top="0cm" fo:margin-bottom="0cm" style:contextual-spacing="false" fo:line-height="165%" fo:text-align="justify" style:justify-single-word="false" fo:text-indent="0cm" style:auto-text-indent="false" style:writing-mode="lr-tb"/>
      <style:text-properties fo:font-weight="normal"/>
    </style:style>
    <style:style style:name="P124" style:family="paragraph" style:parent-style-name="Text_20_body">
      <style:paragraph-properties fo:margin-left="0cm" fo:margin-right="0cm" fo:margin-top="0cm" fo:margin-bottom="0cm" style:contextual-spacing="false" fo:line-height="179%" fo:text-align="justify" style:justify-single-word="false" fo:text-indent="0cm" style:auto-text-indent="false" style:writing-mode="lr-tb"/>
      <style:text-properties fo:font-weight="normal"/>
    </style:style>
    <style:style style:name="P125" style:family="paragraph" style:parent-style-name="Text_20_body">
      <style:paragraph-properties fo:margin-left="0cm" fo:margin-right="0cm" fo:margin-top="0.212cm" fo:margin-bottom="0.212cm" style:contextual-spacing="false" fo:line-height="138%" fo:text-indent="0cm" style:auto-text-indent="false" style:writing-mode="lr-tb"/>
    </style:style>
    <style:style style:name="P126" style:family="paragraph" style:parent-style-name="Text_20_body">
      <style:paragraph-properties fo:margin-left="0cm" fo:margin-right="0cm" fo:margin-top="0.212cm" fo:margin-bottom="0.212cm" style:contextual-spacing="false" fo:line-height="138%" fo:text-align="justify" style:justify-single-word="false" fo:text-indent="0cm" style:auto-text-indent="false" style:writing-mode="lr-tb"/>
    </style:style>
    <style:style style:name="P12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style>
    <style:style style:name="P128" style:family="paragraph" style:parent-style-name="Text_20_body">
      <style:paragraph-properties fo:margin-left="1.27cm" fo:margin-right="0cm" fo:margin-top="0.353cm" fo:margin-bottom="0cm" style:contextual-spacing="false" fo:line-height="138%" fo:text-align="justify" style:justify-single-word="false" fo:text-indent="0cm" style:auto-text-indent="false" style:writing-mode="lr-tb"/>
    </style:style>
    <style:style style:name="P129" style:family="paragraph" style:parent-style-name="Text_20_body" style:list-style-name="L31">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style>
    <style:style style:name="P130" style:family="paragraph" style:parent-style-name="Text_20_body" style:list-style-name="L45">
      <loext:graphic-properties draw:fill="none" draw:fill-color="#ffffff"/>
      <style:paragraph-properties fo:margin-left="0cm" fo:margin-right="0cm" fo:margin-top="0cm" fo:margin-bottom="0cm" style:contextual-spacing="false" fo:line-height="138%" fo:text-align="justify" style:justify-single-word="false" fo:text-indent="0cm" style:auto-text-indent="false" fo:background-color="transparent" fo:padding="0cm" fo:border="none" style:writing-mode="lr-tb"/>
    </style:style>
    <style:style style:name="P131" style:family="paragraph" style:parent-style-name="Text_20_body">
      <style:paragraph-properties fo:margin-top="0cm" fo:margin-bottom="0cm" style:contextual-spacing="false"/>
    </style:style>
    <style:style style:name="P132" style:family="paragraph" style:parent-style-name="Text_20_body">
      <loext:graphic-properties draw:fill="solid" draw:fill-color="#ffffff" draw:opacity="100%"/>
      <style:paragraph-properties fo:margin-left="0cm" fo:margin-right="0cm" fo:margin-top="0cm" fo:margin-bottom="0cm" style:contextual-spacing="false" fo:line-height="150%" fo:text-align="justify" style:justify-single-word="false" fo:text-indent="0cm" style:auto-text-indent="false" fo:background-color="#ffffff" style:writing-mode="lr-tb"/>
    </style:style>
    <style:style style:name="P133" style:family="paragraph" style:parent-style-name="Title">
      <style:paragraph-properties fo:text-align="center" style:justify-single-word="false" fo:text-indent="1.27cm" style:auto-text-indent="false"/>
    </style:style>
    <style:style style:name="P134" style:family="paragraph" style:parent-style-name="normal">
      <style:paragraph-properties fo:line-height="115%"/>
    </style:style>
    <style:style style:name="P135"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36" style:family="paragraph" style:parent-style-name="normal">
      <style:paragraph-properties fo:text-align="justify" style:justify-single-word="false"/>
    </style:style>
    <style:style style:name="P137" style:family="paragraph" style:parent-style-name="normal">
      <style:paragraph-properties fo:margin-top="0.212cm" fo:margin-bottom="0.212cm" style:contextual-spacing="false" fo:line-height="100%" fo:text-align="justify" style:justify-single-word="false"/>
    </style:style>
    <style:style style:name="P138" style:family="paragraph" style:parent-style-name="normal">
      <style:paragraph-properties fo:margin-top="0.353cm" fo:margin-bottom="0cm" style:contextual-spacing="false" fo:line-height="100%" fo:text-align="justify" style:justify-single-word="false"/>
    </style:style>
    <style:style style:name="P139" style:family="paragraph" style:parent-style-name="normal" style:list-style-name="WWNum7">
      <style:paragraph-properties fo:margin-left="1.27cm" fo:margin-top="0.212cm" fo:margin-bottom="0.212cm" style:contextual-spacing="false" fo:line-height="100%" fo:text-align="justify" style:justify-single-word="false" fo:text-indent="-0.635cm" style:auto-text-indent="false"/>
    </style:style>
    <style:style style:name="P140" style:family="paragraph" style:parent-style-name="normal">
      <style:paragraph-properties fo:margin-left="1.27cm" fo:margin-top="0.212cm" fo:margin-bottom="0.212cm" style:contextual-spacing="false" fo:line-height="100%" fo:text-align="justify" style:justify-single-word="false" fo:text-indent="0cm" style:auto-text-indent="false"/>
    </style:style>
    <style:style style:name="P141" style:family="paragraph" style:parent-style-name="normal">
      <style:paragraph-properties fo:margin-left="1.27cm" fo:margin-top="0.106cm" fo:margin-bottom="0.035cm" style:contextual-spacing="false" fo:line-height="100%" fo:text-align="justify" style:justify-single-word="false" fo:text-indent="0cm" style:auto-text-indent="false"/>
    </style:style>
    <style:style style:name="P142" style:family="paragraph" style:parent-style-name="normal">
      <style:paragraph-properties fo:margin-left="1.27cm" fo:margin-top="0.353cm" fo:margin-bottom="0cm" style:contextual-spacing="false" fo:line-height="100%" fo:text-align="justify" style:justify-single-word="false" fo:text-indent="0cm" style:auto-text-indent="false"/>
    </style:style>
    <style:style style:name="P143" style:family="paragraph" style:parent-style-name="normal" style:list-style-name="WWNum5">
      <style:paragraph-properties fo:margin-left="1.27cm" fo:margin-top="0.353cm" fo:margin-bottom="0cm" style:contextual-spacing="false" fo:line-height="100%" fo:text-align="justify" style:justify-single-word="false" fo:text-indent="-0.635cm" style:auto-text-indent="false"/>
    </style:style>
    <style:style style:name="P144" style:family="paragraph" style:parent-style-name="normal">
      <style:paragraph-properties fo:margin-left="1.27cm" fo:margin-top="0.106cm" fo:margin-bottom="0.035cm" style:contextual-spacing="false" fo:line-height="100%" fo:text-indent="0cm" style:auto-text-indent="false"/>
    </style:style>
    <style:style style:name="P145" style:family="paragraph" style:parent-style-name="normal">
      <style:paragraph-properties fo:margin-top="0.106cm" fo:margin-bottom="0.035cm" style:contextual-spacing="false" fo:line-height="100%" fo:text-indent="1.27cm" style:auto-text-indent="false"/>
    </style:style>
    <style:style style:name="P146" style:family="paragraph" style:parent-style-name="normal">
      <style:paragraph-properties fo:margin-top="0.212cm" fo:margin-bottom="0.071cm" style:contextual-spacing="false" fo:line-height="100%"/>
    </style:style>
    <style:style style:name="P147" style:family="paragraph" style:parent-style-name="normal">
      <style:paragraph-properties fo:margin-left="1.27cm" fo:margin-top="0.212cm" fo:margin-bottom="0.212cm" style:contextual-spacing="false" fo:line-height="100%" fo:text-align="center" style:justify-single-word="false" fo:text-indent="0cm" style:auto-text-indent="false"/>
    </style:style>
    <style:style style:name="P148" style:family="paragraph" style:parent-style-name="normal">
      <style:paragraph-properties fo:margin-top="0.212cm" fo:margin-bottom="0.212cm" style:contextual-spacing="false" fo:line-height="100%" fo:text-align="center" style:justify-single-word="false"/>
    </style:style>
    <style:style style:name="P149" style:family="paragraph" style:parent-style-name="normal">
      <style:paragraph-properties fo:margin-top="0.212cm" fo:margin-bottom="0.212cm" style:contextual-spacing="false" fo:line-height="100%"/>
    </style:style>
    <style:style style:name="P150" style:family="paragraph" style:parent-style-name="normal" style:list-style-name="WWNum9">
      <style:paragraph-properties fo:margin-left="1.27cm" fo:margin-top="0.212cm" fo:margin-bottom="0.212cm" style:contextual-spacing="false" fo:line-height="100%" fo:text-indent="-0.635cm" style:auto-text-indent="false"/>
    </style:style>
    <style:style style:name="P151" style:family="paragraph" style:parent-style-name="normal" style:list-style-name="WWNum1">
      <style:paragraph-properties fo:margin-left="1.27cm" fo:margin-top="0.212cm" fo:margin-bottom="0.212cm" style:contextual-spacing="false" fo:line-height="100%" fo:text-indent="-0.635cm" style:auto-text-indent="false"/>
    </style:style>
    <style:style style:name="P152" style:family="paragraph" style:parent-style-name="normal" style:list-style-name="WWNum1">
      <style:paragraph-properties fo:margin-left="1.27cm" fo:margin-top="0.353cm" fo:margin-bottom="0cm" style:contextual-spacing="false" fo:line-height="100%" fo:text-indent="-0.635cm" style:auto-text-indent="false"/>
    </style:style>
    <style:style style:name="P153" style:family="paragraph" style:parent-style-name="normal" style:list-style-name="WWNum8">
      <style:paragraph-properties fo:margin-left="1.905cm" fo:margin-top="0.106cm" fo:margin-bottom="0cm" style:contextual-spacing="false" fo:line-height="100%" fo:text-indent="-0.635cm" style:auto-text-indent="false"/>
    </style:style>
    <style:style style:name="P154" style:family="paragraph" style:parent-style-name="normal" style:list-style-name="WWNum8">
      <style:paragraph-properties fo:margin-left="1.905cm" fo:margin-top="0cm" fo:margin-bottom="0cm" style:contextual-spacing="false" fo:line-height="100%" fo:text-indent="-0.635cm" style:auto-text-indent="false"/>
    </style:style>
    <style:style style:name="P155" style:family="paragraph" style:parent-style-name="normal" style:list-style-name="WWNum8">
      <style:paragraph-properties fo:margin-left="1.905cm" fo:margin-top="0cm" fo:margin-bottom="0.035cm" style:contextual-spacing="false" fo:line-height="100%" fo:text-indent="-0.635cm" style:auto-text-indent="false"/>
    </style:style>
    <style:style style:name="P156" style:family="paragraph" style:parent-style-name="normal" style:list-style-name="WWNum4">
      <style:paragraph-properties fo:margin-left="1.27cm" fo:margin-top="0.212cm" fo:margin-bottom="0cm" style:contextual-spacing="false" fo:line-height="100%" fo:text-indent="-0.635cm" style:auto-text-indent="false"/>
    </style:style>
    <style:style style:name="P157" style:family="paragraph" style:parent-style-name="normal" style:list-style-name="WWNum4">
      <style:paragraph-properties fo:margin-left="1.27cm" fo:margin-top="0cm" fo:margin-bottom="0cm" style:contextual-spacing="false" fo:line-height="100%" fo:text-indent="-0.635cm" style:auto-text-indent="false"/>
    </style:style>
    <style:style style:name="P158" style:family="paragraph" style:parent-style-name="normal" style:list-style-name="WWNum7">
      <style:paragraph-properties fo:margin-left="1.27cm" fo:margin-top="0.212cm" fo:margin-bottom="0.212cm" style:contextual-spacing="false" fo:line-height="100%" fo:text-indent="-0.635cm" style:auto-text-indent="false"/>
    </style:style>
    <style:style style:name="P159" style:family="paragraph" style:parent-style-name="normal" style:list-style-name="WWNum6">
      <style:paragraph-properties fo:margin-left="1.27cm" fo:margin-top="0.212cm" fo:margin-bottom="0cm" style:contextual-spacing="false" fo:line-height="100%" fo:text-indent="-0.635cm" style:auto-text-indent="false"/>
    </style:style>
    <style:style style:name="P160" style:family="paragraph" style:parent-style-name="normal" style:list-style-name="WWNum6">
      <style:paragraph-properties fo:margin-left="1.27cm" fo:margin-top="0cm" fo:margin-bottom="0.212cm" style:contextual-spacing="false" fo:line-height="100%" fo:text-indent="-0.635cm" style:auto-text-indent="false"/>
    </style:style>
    <style:style style:name="P161" style:family="paragraph" style:parent-style-name="normal">
      <style:paragraph-properties fo:line-height="100%"/>
    </style:style>
    <style:style style:name="P162" style:family="paragraph" style:parent-style-name="normal" style:list-style-name="WWNum5">
      <style:paragraph-properties fo:margin-left="1.27cm" fo:margin-top="0.212cm" fo:margin-bottom="0.212cm" style:contextual-spacing="false" fo:line-height="100%" fo:text-indent="-0.635cm" style:auto-text-indent="false"/>
    </style:style>
    <style:style style:name="P163" style:family="paragraph" style:parent-style-name="normal">
      <style:paragraph-properties fo:margin-left="1.27cm" fo:margin-top="0.106cm" fo:margin-bottom="0.035cm" style:contextual-spacing="false" fo:line-height="100%" fo:text-indent="0cm" style:auto-text-indent="false"/>
      <style:text-properties style:font-name="Courier New" fo:font-size="8pt" style:font-name-asian="Courier New1" style:font-size-asian="8pt" style:font-name-complex="Courier New1" style:font-size-complex="8pt"/>
    </style:style>
    <style:style style:name="P164" style:family="paragraph" style:parent-style-name="normal">
      <style:paragraph-properties fo:margin-top="0.212cm" fo:margin-bottom="0.212cm" style:contextual-spacing="false" fo:line-height="100%" fo:text-align="justify" style:justify-single-word="false"/>
      <style:text-properties fo:color="#252525" loext:opacity="100%" fo:font-size="10.5pt" style:font-size-asian="10.5pt" style:font-size-complex="10.5pt"/>
    </style:style>
    <style:style style:name="P165" style:family="paragraph" style:parent-style-name="normal">
      <style:paragraph-properties fo:margin-left="1.27cm" fo:margin-top="0.212cm" fo:margin-bottom="0.212cm" style:contextual-spacing="false" fo:line-height="100%" fo:text-align="center" style:justify-single-word="false" fo:text-indent="0cm" style:auto-text-indent="false"/>
      <style:text-properties fo:color="#252525" loext:opacity="100%" fo:font-size="10.5pt" style:font-size-asian="10.5pt" style:font-size-complex="10.5pt"/>
    </style:style>
    <style:style style:name="P166" style:family="paragraph" style:parent-style-name="normal">
      <style:paragraph-properties fo:margin-top="0.212cm" fo:margin-bottom="0.212cm" style:contextual-spacing="false" fo:line-height="100%"/>
      <style:text-properties fo:color="#252525" loext:opacity="100%" fo:font-size="10.5pt" style:font-size-asian="10.5pt" style:font-size-complex="10.5pt"/>
    </style:style>
    <style:style style:name="P167" style:family="paragraph" style:parent-style-name="normal">
      <style:paragraph-properties fo:text-align="center" style:justify-single-word="false"/>
      <style:text-properties fo:color="#252525" loext:opacity="100%" fo:font-size="10.5pt" style:font-size-asian="10.5pt" style:font-size-complex="10.5pt"/>
    </style:style>
    <style:style style:name="P168" style:family="paragraph" style:parent-style-name="normal">
      <style:paragraph-properties fo:margin-top="0.212cm" fo:margin-bottom="0.212cm" style:contextual-spacing="false" fo:line-height="100%"/>
      <style:text-properties fo:color="#252525" loext:opacity="100%" fo:font-size="10.5pt" fo:font-weight="bold" style:font-size-asian="10.5pt" style:font-weight-asian="bold" style:font-size-complex="10.5pt"/>
    </style:style>
    <style:style style:name="P169" style:family="paragraph" style:parent-style-name="normal">
      <style:paragraph-properties fo:margin-left="1.27cm" fo:margin-top="0.106cm" fo:margin-bottom="0.035cm" style:contextual-spacing="false" fo:line-height="100%" fo:text-indent="0cm" style:auto-text-indent="false"/>
      <style:text-properties fo:color="#252525" loext:opacity="100%" style:font-name="Courier New" fo:font-size="8pt" style:font-name-asian="Courier New1" style:font-size-asian="8pt" style:font-name-complex="Courier New1" style:font-size-complex="8pt"/>
    </style:style>
    <style:style style:name="P170" style:family="paragraph" style:parent-style-name="normal">
      <style:paragraph-properties fo:margin-left="1.27cm" fo:margin-top="0.106cm" fo:margin-bottom="0.035cm" style:contextual-spacing="false" fo:line-height="100%" fo:text-indent="0cm" style:auto-text-indent="false"/>
      <style:text-properties fo:color="#ff0000" loext:opacity="100%" style:font-name="Courier New" fo:font-size="8pt" style:font-name-asian="Courier New1" style:font-size-asian="8pt" style:font-name-complex="Courier New1" style:font-size-complex="8pt"/>
    </style:style>
    <style:style style:name="P171" style:family="paragraph" style:parent-style-name="normal" style:list-style-name="WWNum1">
      <style:paragraph-properties fo:margin-left="1.27cm" fo:text-indent="-0.635cm" style:auto-text-indent="false"/>
    </style:style>
    <style:style style:name="P172" style:family="paragraph" style:parent-style-name="normal">
      <style:paragraph-properties fo:line-height="138%"/>
    </style:style>
    <style:style style:name="P173" style:family="paragraph" style:parent-style-name="normal">
      <style:paragraph-properties fo:line-height="138%" fo:text-align="justify" style:justify-single-word="false"/>
    </style:style>
    <style:style style:name="P174" style:family="paragraph" style:parent-style-name="normal" style:list-style-name="WWNum2">
      <style:paragraph-properties fo:margin-left="1.27cm" fo:line-height="138%" fo:text-align="justify" style:justify-single-word="false" fo:text-indent="-0.635cm" style:auto-text-indent="false"/>
    </style:style>
    <style:style style:name="P175" style:family="paragraph" style:parent-style-name="normal">
      <style:paragraph-properties fo:line-height="138%" fo:text-indent="1.27cm" style:auto-text-indent="false"/>
    </style:style>
    <style:style style:name="P176" style:family="paragraph" style:parent-style-name="normal">
      <style:paragraph-properties fo:line-height="138%"/>
      <style:text-properties fo:font-weight="bold" style:font-weight-asian="bold"/>
    </style:style>
    <style:style style:name="P177" style:family="paragraph" style:parent-style-name="normal" style:list-style-name="WWNum3">
      <style:paragraph-properties fo:margin-left="1.27cm" fo:text-indent="-0.635cm" style:auto-text-indent="false"/>
    </style:style>
    <style:style style:name="T1" style:family="text">
      <style:text-properties fo:font-size="11pt" style:font-size-asian="11pt" style:font-size-complex="11pt"/>
    </style:style>
    <style:style style:name="T2" style:family="text">
      <style:text-properties fo:font-size="11pt" style:text-underline-style="solid" style:text-underline-width="auto" style:text-underline-color="font-color" style:font-size-asian="11pt" style:font-size-complex="11pt"/>
    </style:style>
    <style:style style:name="T3" style:family="text">
      <style:text-properties fo:font-weight="bold" style:font-weight-asian="bold"/>
    </style:style>
    <style:style style:name="T4" style:family="text">
      <style:text-properties fo:font-weight="bold" fo:background-color="transparent" loext:char-shading-value="0"/>
    </style:style>
    <style:style style:name="T5" style:family="text">
      <style:text-properties fo:color="#9900ff" loext:opacity="100%"/>
    </style:style>
    <style:style style:name="T6" style:family="text">
      <style:text-properties fo:color="#252525" loext:opacity="100%"/>
    </style:style>
    <style:style style:name="T7" style:family="text">
      <style:text-properties fo:color="#252525" loext:opacity="100%" fo:font-style="italic" style:font-style-asian="italic"/>
    </style:style>
    <style:style style:name="T8" style:family="text">
      <style:text-properties fo:color="#252525" loext:opacity="100%" fo:font-size="10.5pt" style:font-size-asian="10.5pt" style:font-size-complex="10.5pt"/>
    </style:style>
    <style:style style:name="T9" style:family="text">
      <style:text-properties fo:color="#252525" loext:opacity="100%" fo:font-size="10.5pt" fo:font-weight="bold" style:font-size-asian="10.5pt" style:font-weight-asian="bold" style:font-size-complex="10.5pt"/>
    </style:style>
    <style:style style:name="T10" style:family="text">
      <style:text-properties fo:color="#252525" loext:opacity="100%" fo:font-size="10.5pt" style:text-underline-style="none" fo:font-weight="bold" style:font-size-asian="10.5pt" style:font-weight-asian="bold" style:font-size-complex="10.5pt"/>
    </style:style>
    <style:style style:name="T11" style:family="text">
      <style:text-properties fo:color="#252525" loext:opacity="100%" fo:font-size="10.5pt" fo:font-style="italic" style:font-size-asian="10.5pt" style:font-style-asian="italic" style:font-size-complex="10.5pt"/>
    </style:style>
    <style:style style:name="T12" style:family="text">
      <style:text-properties fo:color="#252525" loext:opacity="100%" style:font-name="Courier New" fo:font-size="8pt" style:font-name-asian="Courier New1" style:font-size-asian="8pt" style:font-name-complex="Courier New1" style:font-size-complex="8pt"/>
    </style:style>
    <style:style style:name="T13" style:family="text">
      <style:text-properties fo:color="#252525" loext:opacity="100%" fo:font-size="10pt" style:font-size-asian="10pt" style:font-size-complex="10pt"/>
    </style:style>
    <style:style style:name="T14" style:family="text">
      <style:text-properties fo:color="#252525" loext:opacity="100%" style:text-position="super 58%" fo:font-size="10.5pt" style:font-size-asian="10.5pt" style:font-size-complex="10.5pt"/>
    </style:style>
    <style:style style:name="T15" style:family="text">
      <style:text-properties fo:color="#252525" loext:opacity="100%" fo:background-color="transparent" loext:char-shading-value="0"/>
    </style:style>
    <style:style style:name="T16" style:family="text">
      <style:text-properties style:font-name="Courier New" style:font-name-asian="Courier New1" style:font-name-complex="Courier New1"/>
    </style:style>
    <style:style style:name="T17" style:family="text">
      <style:text-properties style:font-name="Courier New" fo:font-size="8pt" style:font-name-asian="Courier New1" style:font-size-asian="8pt" style:font-name-complex="Courier New1" style:font-size-complex="8pt"/>
    </style:style>
    <style:style style:name="T18" style:family="text">
      <style:text-properties style:font-name="Courier New" fo:font-style="italic" style:font-name-asian="Courier New1" style:font-style-asian="italic" style:font-name-complex="Courier New1"/>
    </style:style>
    <style:style style:name="T19" style:family="text">
      <style:text-properties fo:color="#1155cc" loext:opacity="100%" style:text-underline-style="solid" style:text-underline-width="auto" style:text-underline-color="font-color"/>
    </style:style>
    <style:style style:name="T20" style:family="text">
      <style:text-properties fo:color="#1155cc" loext:opacity="100%" fo:font-size="10.5pt" style:text-underline-style="solid" style:text-underline-width="auto" style:text-underline-color="font-color" style:font-size-asian="10.5pt" style:font-size-complex="10.5pt"/>
    </style:style>
    <style:style style:name="T21" style:family="text">
      <style:text-properties fo:color="#1155cc" loext:opacity="100%" fo:font-size="10pt" style:text-underline-style="solid" style:text-underline-width="auto" style:text-underline-color="font-color" style:font-size-asian="10pt" style:font-size-complex="10pt"/>
    </style:style>
    <style:style style:name="T22" style:family="text">
      <style:text-properties fo:color="#ff0000" loext:opacity="100%" fo:font-style="italic" fo:font-weight="bold" style:font-style-asian="italic" style:font-weight-asian="bold"/>
    </style:style>
    <style:style style:name="T23" style:family="text">
      <style:text-properties fo:color="#ff0000" loext:opacity="100%" style:font-name="Courier New" fo:font-size="8pt" style:font-name-asian="Courier New1" style:font-size-asian="8pt" style:font-name-complex="Courier New1" style:font-size-complex="8pt"/>
    </style:style>
    <style:style style:name="T24" style:family="text">
      <style:text-properties fo:font-style="italic" style:font-style-asian="italic"/>
    </style:style>
    <style:style style:name="T25" style:family="text">
      <style:text-properties fo:font-style="italic" fo:background-color="transparent" loext:char-shading-value="0"/>
    </style:style>
    <style:style style:name="T26" style:family="text">
      <style:text-properties fo:font-size="10pt" style:font-size-asian="10pt" style:font-size-complex="10pt"/>
    </style:style>
    <style:style style:name="T27" style:family="text">
      <style:text-properties fo:color="#222222" loext:opacity="100%" fo:font-size="10pt" style:font-size-asian="10pt" style:font-size-complex="10pt" fo:background-color="#ffffff"/>
    </style:style>
    <style:style style:name="T28" style:family="text">
      <style:text-properties fo:color="#222222" loext:opacity="100%" style:text-position="super 58%" fo:font-size="10pt" style:font-size-asian="10pt" style:font-size-complex="10pt" fo:background-color="#ffffff"/>
    </style:style>
    <style:style style:name="T29" style:family="text">
      <style:text-properties fo:color="#222222" loext:opacity="100%" fo:background-color="#ffffff" loext:char-shading-value="0"/>
    </style:style>
    <style:style style:name="T30" style:family="text">
      <style:text-properties style:font-name="Arial2" fo:font-size="11pt" fo:font-style="normal" fo:font-weight="normal"/>
    </style:style>
    <style:style style:name="T31" style:family="text">
      <style:text-properties style:font-name="Arial2" fo:font-size="11pt" fo:font-style="normal" fo:font-weight="normal" style:font-size-asian="11pt" style:font-size-complex="11pt"/>
    </style:style>
    <style:style style:name="T32" style:family="text">
      <style:text-properties fo:font-weight="normal"/>
    </style:style>
    <style:style style:name="T33" style:family="text">
      <style:text-properties fo:font-variant="normal" fo:text-transform="none" fo:color="#252525" loext:opacity="100%" style:text-line-through-style="none" style:text-line-through-type="none" style:font-name="Arial2" fo:font-size="11pt" fo:font-style="normal" style:text-underline-style="none" style:text-blinking="false" fo:background-color="transparent" loext:char-shading-value="0"/>
    </style:style>
    <style:style style:name="T34" style:family="text">
      <style:text-properties fo:font-variant="normal" fo:text-transform="none" fo:color="#252525"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35" style:family="text">
      <style:text-properties fo:font-variant="normal" fo:text-transform="none" fo:color="#252525" loext:opacity="100%" style:text-line-through-style="none" style:text-line-through-type="none" style:font-name="Arial2" fo:font-size="11pt" fo:font-style="italic" style:text-underline-style="none" fo:font-weight="normal" style:text-blinking="false" fo:background-color="transparent" loext:char-shading-value="0"/>
    </style:style>
    <style:style style:name="T36" style:family="text">
      <style:text-properties fo:font-variant="normal" fo:text-transform="none" fo:color="#252525" loext:opacity="100%" style:text-line-through-style="none" style:text-line-through-type="none" style:font-name="Arial2" fo:font-size="10.5pt" fo:font-style="normal" style:text-underline-style="none" style:text-blinking="false" fo:background-color="transparent" loext:char-shading-value="0"/>
    </style:style>
    <style:style style:name="T37" style:family="text">
      <style:text-properties fo:font-variant="normal" fo:text-transform="none" fo:color="#252525" loext:opacity="100%" style:text-line-through-style="none" style:text-line-through-type="none" style:font-name="Arial2" fo:font-size="10.5pt" fo:font-style="normal" style:text-underline-style="none" fo:font-weight="normal" style:text-blinking="false" fo:background-color="transparent" loext:char-shading-value="0"/>
    </style:style>
    <style:style style:name="T38" style:family="text">
      <style:text-properties fo:font-variant="normal" fo:text-transform="none" fo:color="#252525" loext:opacity="100%" style:text-line-through-style="none" style:text-line-through-type="none" style:font-name="Arial2" fo:font-size="10.5pt" fo:font-style="italic" style:text-underline-style="none" style:text-blinking="false" fo:background-color="transparent" loext:char-shading-value="0"/>
    </style:style>
    <style:style style:name="T39" style:family="text">
      <style:text-properties fo:font-variant="normal" fo:text-transform="none" fo:color="#252525" loext:opacity="100%" style:text-line-through-style="none" style:text-line-through-type="none" style:text-underline-style="none" style:text-blinking="false" fo:background-color="transparent" loext:char-shading-value="0"/>
    </style:style>
    <style:style style:name="T40" style:family="text">
      <style:text-properties fo:font-variant="normal" fo:text-transform="none" fo:color="#252525" loext:opacity="100%" style:text-line-through-style="none" style:text-line-through-type="none" style:text-underline-style="none" fo:font-weight="normal" style:text-blinking="false" fo:background-color="transparent" loext:char-shading-value="0"/>
    </style:style>
    <style:style style:name="T41" style:family="text">
      <style:text-properties fo:font-variant="normal" fo:text-transform="none" fo:color="#252525" loext:opacity="100%" style:text-line-through-style="none" style:text-line-through-type="none" style:font-name="Courier New2" fo:font-size="8pt" fo:font-style="normal" style:text-underline-style="none" style:text-blinking="false" fo:background-color="transparent" loext:char-shading-value="0"/>
    </style:style>
    <style:style style:name="T42" style:family="text">
      <style:text-properties fo:font-variant="normal" fo:text-transform="none" fo:color="#252525" loext:opacity="100%" style:text-line-through-style="none" style:text-line-through-type="none" style:font-name="Courier New2" fo:font-size="9pt" fo:font-style="normal" style:text-underline-style="none" fo:font-weight="normal"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Courier New2" fo:font-size="11pt" fo:font-style="normal" style:text-underline-style="none"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Courier New2" fo:font-size="11pt" fo:font-style="normal" style:text-underline-style="none" fo:font-weight="normal"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Courier New2" fo:font-size="11pt" fo:font-style="italic" style:text-underline-style="none"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Courier New2" fo:font-size="8pt" fo:font-style="normal" style:text-underline-style="none"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Courier New2" fo:font-size="10pt" fo:font-style="normal" style:text-underline-style="none"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2" fo:font-size="11pt" fo:font-style="normal" style:text-underline-style="none"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Arial2" fo:font-size="11pt" fo:font-style="normal" style:text-underline-style="none" style:text-blinking="false" fo:background-color="#ffffff" loext:char-shading-value="0"/>
    </style:style>
    <style:style style:name="T50" style:family="text">
      <style:text-properties fo:font-variant="normal" fo:text-transform="none" fo:color="#000000" loext:opacity="100%" style:text-line-through-style="none" style:text-line-through-type="none" style:font-name="Arial2" fo:font-size="11pt" fo:font-style="normal" style:text-underline-style="none" fo:font-weight="bold"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2" fo:font-size="11pt" fo:font-style="italic" style:text-underline-style="none"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2" fo:font-size="11pt" fo:font-style="italic" style:text-underline-style="none" style:text-blinking="false" fo:background-color="#ffffff" loext:char-shading-value="0"/>
    </style:style>
    <style:style style:name="T54" style:family="text">
      <style:text-properties fo:font-variant="normal" fo:text-transform="none" fo:color="#000000" loext:opacity="100%" style:text-line-through-style="none" style:text-line-through-type="none" style:font-name="Arial2" fo:font-size="11pt" fo:font-style="italic" style:text-underline-style="none" fo:font-weight="normal"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2" fo:font-size="9pt" fo:font-style="normal" style:text-underline-style="none" fo:font-weight="normal"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text-underline-style="none" style:text-blinking="false" fo:background-color="#ffffff" loext:char-shading-value="0"/>
    </style:style>
    <style:style style:name="T5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59" style:family="text">
      <style:text-properties fo:font-variant="normal" fo:text-transform="none" fo:color="#1155cc" loext:opacity="100%" style:text-line-through-style="none" style:text-line-through-type="none" style:font-name="Arial2" fo:font-size="11pt" fo:font-style="normal" style:text-underline-style="solid" style:text-underline-width="auto" style:text-underline-color="font-color" fo:font-weight="normal" style:text-blinking="false" fo:background-color="transparent" loext:char-shading-value="0"/>
    </style:style>
    <style:style style:name="T60" style:family="text">
      <style:text-properties fo:font-variant="normal" fo:text-transform="none" fo:color="#1155cc" loext:opacity="100%" style:text-line-through-style="none" style:text-line-through-type="none" style:font-name="Arial2" fo:font-size="10.5pt" fo:font-style="normal" style:text-underline-style="solid" style:text-underline-width="auto" style:text-underline-color="font-color" fo:font-weight="normal" style:text-blinking="false" fo:background-color="transparent" loext:char-shading-value="0"/>
    </style:style>
    <style:style style:name="T61" style:family="text">
      <style:text-properties fo:font-variant="normal" fo:text-transform="none" fo:color="#1155cc" loext:opacity="100%" style:text-line-through-style="none" style:text-line-through-type="none" style:text-underline-style="solid" style:text-underline-width="auto" style:text-underline-color="font-color" fo:font-weight="normal" style:text-blinking="false" fo:background-color="transparent" loext:char-shading-value="0"/>
    </style:style>
    <style:style style:name="T62" style:family="text">
      <style:text-properties fo:font-variant="normal" fo:text-transform="none" fo:color="#6a3e3e" loext:opacity="100%" style:text-line-through-style="none" style:text-line-through-type="none" style:font-name="Arial2" fo:font-size="9pt" fo:font-style="normal" style:text-underline-style="none" fo:font-weight="normal" style:text-blinking="false" fo:background-color="transparent" loext:char-shading-value="0"/>
    </style:style>
    <style:style style:name="T63" style:family="text">
      <style:text-properties fo:font-variant="normal" fo:text-transform="none" fo:color="#7f0055" loext:opacity="100%" style:text-line-through-style="none" style:text-line-through-type="none" style:font-name="Arial2" fo:font-size="9pt" fo:font-style="normal" style:text-underline-style="none" fo:font-weight="bold" style:text-blinking="false" fo:background-color="transparent" loext:char-shading-value="0"/>
    </style:style>
    <style:style style:name="T64" style:family="text">
      <style:text-properties fo:font-variant="normal" fo:text-transform="none" fo:color="#2a00ff" loext:opacity="100%" style:text-line-through-style="none" style:text-line-through-type="none" style:font-name="Arial2" fo:font-size="9pt" fo:font-style="normal" style:text-underline-style="none" fo:font-weight="normal" style:text-blinking="false" fo:background-color="transparent" loext:char-shading-value="0"/>
    </style:style>
    <style:style style:name="T65" style:family="text">
      <style:text-properties fo:font-variant="normal" fo:text-transform="none" fo:color="#a31515" loext:opacity="100%" style:text-line-through-style="none" style:text-line-through-type="none" style:font-name="Courier New2" fo:font-size="10pt" fo:font-style="normal" style:text-underline-style="none" style:text-blinking="false" fo:background-color="transparent" loext:char-shading-value="0"/>
    </style:style>
    <style:style style:name="T66" style:family="text">
      <style:text-properties fo:font-variant="normal" fo:text-transform="none" fo:color="#001080" loext:opacity="100%" style:text-line-through-style="none" style:text-line-through-type="none" style:font-name="Courier New2" fo:font-size="10pt" fo:font-style="normal" style:text-underline-style="none" style:text-blinking="false" fo:background-color="transparent" loext:char-shading-value="0"/>
    </style:style>
    <style:style style:name="T67" style:family="text">
      <style:text-properties fo:font-variant="normal" fo:text-transform="none" fo:color="#267f99" loext:opacity="100%" style:text-line-through-style="none" style:text-line-through-type="none" style:font-name="Courier New2" fo:font-size="10pt" fo:font-style="normal" style:text-underline-style="none" style:text-blinking="false" fo:background-color="transparent" loext:char-shading-value="0"/>
    </style:style>
    <style:style style:name="T68" style:family="text">
      <style:text-properties fo:font-variant="normal" fo:text-transform="none" fo:color="#0070c1" loext:opacity="100%" style:text-line-through-style="none" style:text-line-through-type="none" style:font-name="Courier New2" fo:font-size="10pt" fo:font-style="normal" style:text-underline-style="none" style:text-blinking="false" fo:background-color="transparent" loext:char-shading-value="0"/>
    </style:style>
    <style:style style:name="T69" style:family="text">
      <style:text-properties fo:font-variant="normal" fo:text-transform="none" fo:color="#333333" loext:opacity="100%" style:text-line-through-style="none" style:text-line-through-type="none" style:font-name="Courier New2" fo:font-size="10pt" fo:font-style="normal" style:text-underline-style="none" style:text-blinking="false" fo:background-color="transparent" loext:char-shading-value="0"/>
    </style:style>
    <style:style style:name="T70" style:family="text">
      <style:text-properties fo:font-variant="normal" fo:text-transform="none" fo:color="#008800" loext:opacity="100%" style:text-line-through-style="none" style:text-line-through-type="none" style:font-name="Courier New2" fo:font-size="10pt" fo:font-style="normal" style:text-underline-style="none" fo:font-weight="bold" style:text-blinking="false" fo:background-color="transparent" loext:char-shading-value="0"/>
    </style:style>
    <style:style style:name="T71" style:family="text">
      <style:text-properties fo:font-variant="normal" fo:text-transform="none" fo:color="#0000cc" loext:opacity="100%" style:text-line-through-style="none" style:text-line-through-type="none" style:font-name="Courier New2" fo:font-size="10pt" fo:font-style="normal" style:text-underline-style="none" style:text-blinking="false" fo:background-color="transparent" loext:char-shading-value="0"/>
    </style:style>
    <style:style style:name="T72" style:family="text">
      <style:text-properties fo:font-variant="normal" fo:text-transform="none" fo:color="#0000dd" loext:opacity="100%" style:text-line-through-style="none" style:text-line-through-type="none" style:font-name="Courier New2" fo:font-size="10pt" fo:font-style="normal" style:text-underline-style="none" fo:font-weight="bold" style:text-blinking="false" fo:background-color="transparent" loext:char-shading-value="0"/>
    </style:style>
    <style:style style:name="T73" style:family="text">
      <style:text-properties fo:background-color="transparent" loext:char-shading-value="0"/>
    </style:style>
    <style:style style:name="T74" style:family="text">
      <style:text-properties style:font-name="Courier New2" fo:font-size="8pt" fo:font-style="normal" fo:font-weight="normal"/>
    </style:style>
    <style:style style:name="T75" style:family="text">
      <style:text-properties style:font-name="Courier New2" fo:background-color="transparent" loext:char-shading-value="0"/>
    </style:style>
    <style:style style:name="T76" style:family="text">
      <style:text-properties style:font-name="Courier New2" fo:font-size="9pt" fo:font-style="normal" fo:font-weight="normal"/>
    </style:style>
    <style:style style:name="T77" style:family="text">
      <style:text-properties fo:background-color="#ffffff" loext:char-shading-value="0"/>
    </style:style>
    <style:style style:name="T78" style:family="text">
      <style:text-properties fo:color="#a31515" loext:opacity="100%" style:font-name="Courier New2" fo:font-size="10pt" fo:background-color="transparent" loext:char-shading-value="0"/>
    </style:style>
    <style:style style:name="T79" style:family="text">
      <style:text-properties fo:color="#795e26" loext:opacity="100%" style:font-name="Courier New2" fo:font-size="10pt"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loext:marker-style-name="T1"><text:bookmark text:name="docs-internal-guid-7aedba24-7fff-d34c-cb6d-781636e5fb3d"/><text:span text:style-name="T1"> </text:span><text:span text:style-name="T31">Programación Orientada a Objetos 1 - Facultad de Informática, UNLP</text:span></text:p>
      <text:p text:style-name="Text_20_body"/>
      <text:p text:style-name="P18">Cuadernillo Semestral de Actividades</text:p>
      <text:p text:style-name="P55">Actualizado: 2 de octubre de 2025</text:p>
      <text:p text:style-name="Text_20_body"/>
      <text:p text:style-name="P22">El presente cuadernillo posee un compilado con todos los ejercicios que se usarán durante el semestre en la asignatura. Los ejercicios están organizados en forma secuencial, siguiendo los contenidos que se van viendo en la materia. </text:p>
      <text:p text:style-name="Text_20_body"/>
      <text:p text:style-name="P19">Cada semana les indicaremos cuáles son los ejercicios en los que deberían enfocarse para estar al día y algunos de ellos serán discutidos en la explicación de práctica.</text:p>
      <text:p text:style-name="Text_20_body"/>
      <text:p text:style-name="P55">Recomendación importante: </text:p>
      <text:p text:style-name="P22">Los contenidos de la materia se incorporan y fijan mejor cuando uno intenta aplicarlos - no alcanza con ver un ejercicio resuelto por alguien más. Para sacar el máximo provecho de los ejercicios, es importante que asistan a las consultas de práctica habiendo intentado resolverlos (tanto como les sea posible). De esa manera podrán hacer consultas más enfocadas y el docente podrá darles mejor feedback. </text:p>
      <text:p text:style-name="Text_20_body"/>
      <text:p text:style-name="P3">Ejercicio 1: WallPost</text:p>
      <text:p text:style-name="P8">Primera parte</text:p>
      <text:p text:style-name="P116"><text:span text:style-name="T33">Se está construyendo una red social como Facebook o Twitter. Debemos definir una clase </text:span><text:span text:style-name="T43">WallPost</text:span><text:span text:style-name="T39"> </text:span><text:span text:style-name="T33">con los siguientes atributos: un texto que se desea publicar, cantidad de likes (“me gusta”) y una marca que indica si es destacado o no. La clase es subclase de Object.</text:span></text:p>
      <text:p text:style-name="P126"><text:span text:style-name="T34">Para realizar este ejercicio, utilice el recurso que se encuentra en el sitio de la cátedra (o que puede descargar desde </text:span><text:a xlink:type="simple" xlink:href="https://drive.google.com/file/d/1Hhkc1OzKPpx3HZzFW0SgDmvpEHqHluN6/view?usp=sharing" text:style-name="Internet_20_link" text:visited-style-name="Visited_20_Internet_20_Link"><text:span text:style-name="T59">acá</text:span></text:a><text:span text:style-name="T34">). Para importar el proyecto, siga los pasos explicados en el documento “</text:span><text:span text:style-name="T35">Trabajando con proyectos Maven</text:span><text:span text:style-name="T34">, </text:span><text:span text:style-name="T35">importar un proyecto”</text:span><text:span text:style-name="T34">. </text:span></text:p>
      <text:p text:style-name="P88">Una vez importado, dentro del mismo, debe completar la clase WallPost de acuerdo a la siguiente especificación:</text:p>
      <text:p text:style-name="P84">/*</text:p>
      <text:p text:style-name="P85">* Permite construir una instancia del WallPost.</text:p>
      <text:p text:style-name="P84"><text:soft-page-break/>* Luego de la invocación, debe tener como texto: “Undefined post”,</text:p>
      <text:p text:style-name="P84">* no debe estar marcado como destacado y la cantidad de “Me gusta” debe ser 0.</text:p>
      <text:p text:style-name="P84">*/</text:p>
      <text:p text:style-name="P84">public WallPost()</text:p>
      <text:p text:style-name="P121"><text:line-break/><text:line-break/></text:p>
      <text:p text:style-name="P103">/*</text:p>
      <text:p text:style-name="P114"><text:span text:style-name="T41">* Retorna el texto descriptivo de la </text:span><text:span text:style-name="T46">publicación</text:span></text:p>
      <text:p text:style-name="P103">*/</text:p>
      <text:p text:style-name="P103">public String getText() </text:p>
      <text:p text:style-name="Text_20_body"/>
      <text:p text:style-name="P103">/*</text:p>
      <text:p text:style-name="P104">* Asigna el texto descriptivo de la publicación</text:p>
      <text:p text:style-name="P103">*/</text:p>
      <text:p text:style-name="P103">public void setText (String descriptionText)</text:p>
      <text:p text:style-name="Text_20_body"/>
      <text:p text:style-name="P103">/*</text:p>
      <text:p text:style-name="P104">* Retorna la cantidad de “me gusta”</text:p>
      <text:p text:style-name="P103">*/</text:p>
      <text:p text:style-name="P103">public int getLikes() </text:p>
      <text:p text:style-name="Text_20_body"/>
      <text:p text:style-name="P103">/*</text:p>
      <text:p text:style-name="P107"> <text:span text:style-name="T74">* Incrementa la cantidad de likes en uno.</text:span></text:p>
      <text:p text:style-name="P103">*/</text:p>
      <text:p text:style-name="P103">public void like() </text:p>
      <text:p text:style-name="Text_20_body"/>
      <text:p text:style-name="P103">/*</text:p>
      <text:p text:style-name="P107"> <text:span text:style-name="T74">* Decrementa la cantidad de likes en uno. Si ya es 0, no hace nada.</text:span></text:p>
      <text:p text:style-name="P103">*/</text:p>
      <text:p text:style-name="P103">public void dislike()</text:p>
      <text:p text:style-name="Text_20_body"/>
      <text:p text:style-name="P103">/*</text:p>
      <text:p text:style-name="P107"> <text:span text:style-name="T74">* Retorna true si el post está marcado como destacado, false en caso contrario</text:span></text:p>
      <text:p text:style-name="P103">*/</text:p>
      <text:p text:style-name="P103">public boolean isFeatured() </text:p>
      <text:p text:style-name="Text_20_body"/>
      <text:p text:style-name="P103">/*</text:p>
      <text:p text:style-name="P107"> <text:span text:style-name="T74">* Cambia el post del estado destacado a no destacado y viceversa.</text:span></text:p>
      <text:p text:style-name="P103">*/</text:p>
      <text:p text:style-name="P103">public void toggleFeatured()</text:p>
      <text:p text:style-name="Text_20_body"/>
      <text:p text:style-name="P108"><text:soft-page-break/> </text:p>
      <text:p text:style-name="P9">Segunda parte</text:p>
      <text:p text:style-name="P90">Utilice los tests provistos por la cátedra para comprobar que su implementación de Wallpost es correcta. Estos se encuentran en el mismo proyecto, en la carpeta test, clase WallPostTest.</text:p>
      <text:p text:style-name="P90">Para ejecutar los tests simplemente haga click derecho sobre el proyecto y utilice la opción Run As &gt;&gt; JUnit Test. Al ejecutarlo, se abrirá una ventana con el resultado de la evaluación de los tests. Siéntase libre de investigar la implementación de la clase de test. Ya veremos en detalle cómo implementarlas. </text:p>
      <text:p text:style-name="P12"/>
      <text:p text:style-name="P90">En el informe, Runs indica la cantidad de test que se ejecutaron. En Errors se indica la cantidad que dieron error y en Failures se indica la cantidad que tuvieron alguna falla, es decir,  los resultados no son los esperados. Abajo, se muestra el Failure Trace del test que falló. Si lo selecciona, mostrará el mensaje de error correspondiente a ese test, que le ayudará a encontrar la falla. Si hace click sobre alguno de los test, se abrirá su implementación en el editor. </text:p>
      <text:p text:style-name="Text_20_body"/>
      <text:p text:style-name="P9">Tercera parte</text:p>
      <text:p text:style-name="P89">Una vez que su implementación pasa los tests de la primera parte puede utilizar la ventana que se muestra a continuación, la cual permite inspeccionar y manipular el post (definir su texto, hacer like / dislike y marcarlo como destacado).</text:p>
      <text:p text:style-name="P11"/>
      <text:p text:style-name="P89">Para visualizar la ventana, sobre el proyecto, usar la opción del menú contextual Run As &gt;&gt; Java Application. La ventana permite cambiar el texto del post, incrementar la cantidad de likes, etc. El botón Print to Console imprimirá los datos del post en la consola. </text:p>
      <text:p text:style-name="P3">Ejercicio 2: Balanza Electrónica</text:p>
      <text:p text:style-name="P89">En el taller de programación ud programó una balanza electrónica. Volveremos a programarla, con algún requerimiento adicional. </text:p>
      <text:p text:style-name="P90">En términos generales, la Balanza electrónica recibe productos (uno a uno), y calcula dos totales: peso total y precio total. Además, la balanza puede poner en cero todos sus valores. </text:p>
      <text:p text:style-name="P90">La balanza no guarda los productos. Luego emite un ticket que indica el número de productos considerados, peso total, precio total.</text:p>
      <text:p text:style-name="P117"><text:span text:style-name="T50">Tareas</text:span><text:span text:style-name="T48">:</text:span></text:p>
      <text:list text:style-name="L1">
        <text:list-item>
          <text:p text:style-name="P98">Implemente:</text:p>
        </text:list-item>
      </text:list>
      <text:p text:style-name="P116"><text:soft-page-break/><text:span text:style-name="T36">Cree un nuevo proyecto Maven llamado </text:span><text:span text:style-name="T48">balanzaElectronica, siguiendo los pasos del documento “</text:span><text:span text:style-name="T38">Trabajando con proyectos Maven, crear un proyecto Maven nuevo</text:span><text:span text:style-name="T39">”</text:span><text:span text:style-name="T48">. En el paquete correspondiente,  programe las clases que se muestran a continuación. </text:span></text:p>
      <text:p text:style-name="P11"/>
      <text:p text:style-name="P90">Observe que no se documentan en el diagrama los mensajes que nos permiten obtener y establecer los atributos de los objetos (accessors). Aunque no los incluimos, verá que los tests fallan si no los implementa. Consulte con el ayudante para identificar, a partir de los tests que fallan, cuales son los accessors necesarios (pista: todos menos los setters de balanza). </text:p>
      <text:p text:style-name="P90">Todas las clases son subclases de Object.</text:p>
      <text:p text:style-name="P126"><text:span text:style-name="T37">Nota: Para las fechas, utilizaremos la clase java.time.LocalDate. Para crear la fecha actual, puede utilizar LocalDate.now(). También es posible crear fechas distintas a la actual. Puede investigar más sobre esta clase en </text:span><text:a xlink:type="simple" xlink:href="https://docs.oracle.com/en/java/javase/11/docs/api/index.html" text:style-name="Internet_20_link" text:visited-style-name="Visited_20_Internet_20_Link"><text:span text:style-name="T59">https://docs.oracle.com/en/java/javase/11/docs/api/index.html</text:span></text:a></text:p>
      <text:p text:style-name="Text_20_body"/>
      <text:list text:style-name="L2">
        <text:list-item>
          <text:p text:style-name="P99">Probando su implementación:</text:p>
        </text:list-item>
      </text:list>
      <text:p text:style-name="P126"><text:span text:style-name="T37">Para realizar este ejercicio, utilice el recurso que se encuentra en el sitio de la cátedra o que puede descargar desde este </text:span><text:a xlink:type="simple" xlink:href="https://drive.google.com/file/d/1fHnoPWbw1UtGYaVmcTa70B-lTUGQo4ED/view?usp=sharing" text:style-name="Internet_20_link" text:visited-style-name="Visited_20_Internet_20_Link"><text:span text:style-name="T60">link</text:span></text:a><text:span text:style-name="T37">. En este caso, se trata de dos clases, BalanzaTest y ProductoTest, las cuales debe agregar dentro del paquete tests. Haga las modificaciones necesarias para que el proyecto no tenga errores. </text:span></text:p>
      <text:p text:style-name="P90">Si todo salió bien, su implementación debería pasar las pruebas que definen las clases agregadas en el paso anterior. El propósito de estas clases es ejercitar una instancia de la clase Balanza y verificar que se comporta correctamente. </text:p>
      <text:p text:style-name="Text_20_body"/>
      <text:p text:style-name="P3">Ejercicio 3: Presupuestos </text:p>
      <text:p text:style-name="P22">Un presupuesto se utiliza para detallar los precios de un conjunto de productos que se desean adquirir. Se realiza para una fecha específica y es solicitado por un cliente, proporcionando una visión de los costos asociados.</text:p>
      <text:p text:style-name="Text_20_body"/>
      <text:p text:style-name="P22">El siguiente diagrama muestra un diseño para este dominio. </text:p>
      <text:p text:style-name="P121"><text:line-break/><text:line-break/></text:p>
      <text:p text:style-name="P13"> </text:p>
      <text:p text:style-name="P121"><text:line-break/><text:line-break/></text:p>
      <text:p text:style-name="P117"><text:span text:style-name="T50">Tareas</text:span><text:span text:style-name="T48">:</text:span></text:p>
      <text:list text:style-name="L3">
        <text:list-item>
          <text:p text:style-name="P56"><text:soft-page-break/>Implemente:</text:p>
        </text:list-item>
      </text:list>
      <text:p text:style-name="P118"><text:span text:style-name="T48">Defina el proyecto Ejercicio 3 - Presupuesto y dentro de él </text:span><text:span text:style-name="T36">implemente</text:span><text:span text:style-name="T56"> </text:span><text:span text:style-name="T48">las clases que se observan en el diagrama. Ambas son subclases de Object. </text:span></text:p>
      <text:list text:style-name="L4">
        <text:list-item>
          <text:p text:style-name="P57">Discuta y reflexione</text:p>
        </text:list-item>
      </text:list>
      <text:p text:style-name="P19">Preste atención a los siguientes aspectos:</text:p>
      <text:list text:style-name="L5">
        <text:list-item>
          <text:p text:style-name="P39">¿Cuáles son las variables de instancia de cada clase?</text:p>
        </text:list-item>
        <text:list-item>
          <text:p text:style-name="P40">¿Qué variables inicializa? ¿De qué formas se puede realizar esta inicialización? </text:p>
        </text:list-item>
        <text:list-item>
          <text:p text:style-name="P40">¿Qué ventajas y desventajas encuentra en cada una de ellas?</text:p>
        </text:list-item>
      </text:list>
      <text:list text:style-name="L6">
        <text:list-item>
          <text:p text:style-name="P58">Probando su código: </text:p>
        </text:list-item>
      </text:list>
      <text:p text:style-name="P127"><text:span text:style-name="T51">Utilice los </text:span><text:a xlink:type="simple" xlink:href="https://drive.google.com/file/d/1i5_JW0FbX9UfMRGFXh1QfwJxPNvNaXIy/view?usp=drive_link" text:style-name="Internet_20_link" text:visited-style-name="Visited_20_Internet_20_Link"><text:span text:style-name="T59">tests provistos</text:span></text:a><text:span text:style-name="T58">  </text:span><text:span text:style-name="T51">para confirmar que su implementación ofrece la funcionalidad esperada. </text:span><text:span text:style-name="T37">En este caso, se trata de dos clases: ItemTest y PresupuestoTest, que debe agregar dentro del paquete tests. Haga las modificaciones necesarias para que el proyecto no tenga errores. </text:span><text:span text:style-name="T51">Siéntase libre de explorar las clases de test para intentar entender qué es lo que hacen.  </text:span></text:p>
      <text:p text:style-name="Text_20_body"/>
      <text:p text:style-name="P6">Ejercicio 4: Balanza mejorada</text:p>
      <text:p text:style-name="P22">Realizando el ejercicio de los presupuestos, aprendimos que un objeto puede tener una colección de otros objetos. Con esto en mente, ahora queremos mejorar la balanza implementada  en el ejercicio 2.</text:p>
      <text:p text:style-name="Text_20_body"/>
      <text:p text:style-name="P80">Tarea 1</text:p>
      <text:p text:style-name="P45">Mejorar la balanza para que recuerde los productos ingresados (los mantenga en una colección). Analice de qué forma puede realizarse este nuevo requerimiento e implemente el mensaje </text:p>
      <text:p text:style-name="P122"><text:span text:style-name="T45">public List&lt;Producto&gt; getP</text:span><text:span text:style-name="T43">roductos()</text:span></text:p>
      <text:p text:style-name="P45">que retorna todos los productos ingresados a la balanza (en la compra actual, es decir, desde la última vez que se la puso a cero).</text:p>
      <text:p text:style-name="Text_20_body"/>
      <text:p text:style-name="P123"><text:span text:style-name="T48">¿Qué cambio produce este nuevo requerimiento en la implementación del mensaje </text:span><text:span text:style-name="T52">ponerEnCero() </text:span><text:span text:style-name="T48">?</text:span></text:p>
      <text:p text:style-name="Text_20_body"/>
      <text:p text:style-name="P45">¿Es necesario, ahora, almacenar los totales en la balanza? ¿Se pueden obtener estos valores de otra forma?</text:p>
      <text:p text:style-name="Text_20_body"/>
      <text:p text:style-name="P80"><text:soft-page-break/>Tarea 2</text:p>
      <text:p text:style-name="P123"><text:span text:style-name="T48">Con esta nueva funcionalidad, podemos enriquecer al Ticket, haciendo que él también conozca a los productos (a futuro podríamos imprimir el detalle). Ticket también debería entender el mensaje  </text:span><text:span text:style-name="T45">public List&lt;Producto&gt; getP</text:span><text:span text:style-name="T43">roductos().</text:span></text:p>
      <text:p text:style-name="Text_20_body"/>
      <text:list text:style-name="L7">
        <text:list-item>
          <text:p text:style-name="P46">¿Qué cambios cree necesarios en Ticket para que pueda conocer a los productos? </text:p>
        </text:list-item>
        <text:list-item>
          <text:p text:style-name="P46">¿Estos cambios modifican las responsabilidades ya asignadas de realizar cálculo del precio total?. ¿El ticket adquiere nuevas responsabilidades que antes no tenía?</text:p>
        </text:list-item>
      </text:list>
      <text:p text:style-name="Text_20_body"/>
      <text:p text:style-name="P80">Tarea 3</text:p>
      <text:p text:style-name="P45">Después de hacer estos cambios, ¿siguen pasando los tests? ¿Está bien que sea así?</text:p>
      <text:p text:style-name="Text_20_body"/>
      <text:p text:style-name="P3">Ejercicio 5: Inversores</text:p>
      <text:p text:style-name="Text_20_body"/>
      <text:p text:style-name="P25">Estamos desarrollando una aplicación móvil para que un inversor pueda conocer el estado de sus inversiones. El sistema permite manejar dos tipos de inversiones: Inversión en acciones e inversión en plazo fijo. En todo momento, se desea poder conocer el valor actual de cada inversión y de las inversiones realizadas por el inversor.</text:p>
      <text:p text:style-name="P14"> </text:p>
      <text:p text:style-name="P25">Para las inversiones en acciones el valor actual se calcula multiplicando el valor unitario de una acción por la cantidad de acciones que se posee. De las acciones se conoce el nombre que las identifica en el mercado de valores, un inversor puede invertir en diferentes acciones con diferentes valores unitarios. Por su parte, para los plazo fijos, el valor actual consiste en el cálculo del valor inicial de constitución del plazo fijos sumando los intereses diarios desde la fecha de constitución hasta hoy. </text:p>
      <text:p text:style-name="P14"> </text:p>
      <text:p text:style-name="P25">De las inversiones en acciones es importante poder conocer su nombre, la cantidad de acciones en las que se invertirá y el valor unitario de cada acción. Por su parte, los plazos fijos se constituyen en una fecha, es importante conocer el monto depositado y cuál es el porcentaje de interés que genera. </text:p>
      <text:p text:style-name="P14"> </text:p>
      <text:p text:style-name="P25">Por último, el valor de inversión actual de un inversor es la suma de los valores actuales de todas las inversiones que posee. Un inversor puede agregar y sacar inversiones de su cartera de inversiones cuando lo desee. Las inversiones pueden ser tanto en acciones como en plazo fijos y pueden estar mezcladas. </text:p>
      <text:p text:style-name="P14"> </text:p>
      <text:p text:style-name="P59"><text:soft-page-break/>Tareas:</text:p>
      <text:list text:style-name="L8">
        <text:list-item>
          <text:p text:style-name="P28">Realice la lista de conceptos candidatos. Clasifique cada concepto dentro de las categorías vistas en la teoría.</text:p>
        </text:list-item>
        <text:list-item>
          <text:p text:style-name="P28">Grafique el modelo de dominio usando UML.</text:p>
        </text:list-item>
        <text:list-item>
          <text:p text:style-name="P28">Actualice el modelo de dominio incorporando los atributos a los conceptos</text:p>
        </text:list-item>
        <text:list-item>
          <text:p text:style-name="P28">Agregue asociaciones entre conceptos, indicando para cada una de ellas la categoría a la que pertenece, de acuerdo a lo explicado en la teoría, y demás atributos, según sea necesario.</text:p>
        </text:list-item>
      </text:list>
      <text:p text:style-name="Text_20_body"/>
      <text:p text:style-name="P5">Ejercicio 6: Distribuidora Eléctrica</text:p>
      <text:p text:style-name="P22">Una distribuidora eléctrica desea gestionar los consumos de sus usuarios para la emisión de facturas de cobro.</text:p>
      <text:p text:style-name="P22">De cada usuario se conoce su nombre y domicilio. Se considera que cada usuario sólo puede tener un único domicilio en donde se registran los consumos.</text:p>
      <text:p text:style-name="Text_20_body"/>
      <text:p text:style-name="P22">Los consumos de los usuarios se dividen en dos componentes:</text:p>
      <text:list text:style-name="L9">
        <text:list-item>
          <text:p text:style-name="P47"><text:span text:style-name="T4">Consumo de energía activa</text:span><text:span text:style-name="T73">: tiene un costo asociado para el usuario.  Se mide en kWh (kilowatt/hora).</text:span></text:p>
        </text:list-item>
        <text:list-item>
          <text:p text:style-name="P47"><text:span text:style-name="T4">Consumo de energía reactiva</text:span><text:span text:style-name="T73">: no genera ningún costo para el usuario, es decir, se utiliza solamente para determinar si hay alguna bonificación.  Se mide en kVArh ( kilo voltio-amperio reactivo hora). </text:span></text:p>
        </text:list-item>
      </text:list>
      <text:p text:style-name="Text_20_body"/>
      <text:p text:style-name="P118"><text:span text:style-name="T48">Se cuenta con un </text:span><text:span text:style-name="T50">cuadro tarifario</text:span><text:span text:style-name="T56"> </text:span><text:span text:style-name="T48">que establece el precio del kWh para calcular el costo del consumo de energía activa. Este cuadro tarifario puede ser ajustado periódicamente según sea necesario (por ejemplo, para reflejar cambios en los costos).</text:span></text:p>
      <text:p text:style-name="Text_20_body"/>
      <text:p text:style-name="P118"><text:span text:style-name="T48">Para emitir la factura de un cliente se tiene en cuenta </text:span><text:span text:style-name="T50">solo su último consumo registrado</text:span><text:span text:style-name="T48">. Los datos que debe contener la factura son los siguientes:</text:span></text:p>
      <text:list text:style-name="L10">
        <text:list-item>
          <text:p text:style-name="P29">El usuario a quien se está cobrando.</text:p>
        </text:list-item>
        <text:list-item>
          <text:p text:style-name="P29">La fecha de emisión.</text:p>
        </text:list-item>
        <text:list-item>
          <text:p text:style-name="P29">La bonificación, sí aplica.</text:p>
        </text:list-item>
        <text:list-item>
          <text:p text:style-name="P29">El monto final de la factura: se calcula restando la bonificación al costo del consumo:</text:p>
        </text:list-item>
      </text:list>
      <text:list text:style-name="L11">
        <text:list-item>
          <text:p text:style-name="P48"><text:span text:style-name="T73">El costo del consumo se calcula multiplicando el consumo de energía activa por el </text:span><text:span text:style-name="T4">precio del kWh</text:span><text:span text:style-name="T73"> proporcionado por el cuadro tarifario.</text:span></text:p>
        </text:list-item>
        <text:list-item>
          <text:p text:style-name="P48"><text:span text:style-name="T73">Se calcula su </text:span><text:span text:style-name="T4">factor de potencia</text:span><text:span text:style-name="T73"> para determinar si hay alguna bonificación aplicable. Si el factor de potencia estimado (fpe) del último consumo del usuario es mayor a 0.8, el usuario recibe una bonificación del 10%.</text:span></text:p>
        </text:list-item>
      </text:list>
      <text:p text:style-name="P12"><text:soft-page-break/></text:p>
      <text:p text:style-name="P60">Tareas:</text:p>
      <text:list text:style-name="L12">
        <text:list-item>
          <text:p text:style-name="P30">Realice la lista de conceptos candidatos.</text:p>
        </text:list-item>
        <text:list-item>
          <text:p text:style-name="P30">Grafique el modelo de dominio usando UML.</text:p>
        </text:list-item>
        <text:list-item>
          <text:p text:style-name="P30">Actualice el modelo de dominio incorporando los atributos a los conceptos</text:p>
        </text:list-item>
        <text:list-item>
          <text:p text:style-name="P30">Agregue asociaciones entre conceptos, indicando para cada una de ellas la categoría a la que pertenece, de acuerdo a lo explicado en la teoría, y demás atributos, según sea necesario.</text:p>
        </text:list-item>
      </text:list>
      <text:p text:style-name="P3">Ejercicio 7: Figuras y cuerpos</text:p>
      <text:p text:style-name="P55">Figuras en 2D</text:p>
      <text:p text:style-name="P90">En Taller de Programación definió clases para representar figuras geométricas. Retomaremos ese ejercicio para trabajar con Cuadrados y Círculos.</text:p>
      <text:p text:style-name="P90">El siguiente diagrama de clases documenta los mensajes que estos objetos deben entender. </text:p>
      <text:p text:style-name="P89">Fórmulas y mensajes útiles:</text:p>
      <text:list text:style-name="L13">
        <text:list-item>
          <text:p text:style-name="P102">Diámetro del círculo: radio * 2</text:p>
        </text:list-item>
        <text:list-item>
          <text:p text:style-name="P83"><text:span text:style-name="T15">Perímetro del círculo: </text:span><text:span text:style-name="T29">π * diámetro</text:span></text:p>
        </text:list-item>
        <text:list-item>
          <text:p text:style-name="P110"><text:span text:style-name="T77">Área del círculo: π * radio 2</text:span></text:p>
        </text:list-item>
      </text:list>
      <text:list text:style-name="L14">
        <text:list-item>
          <text:p text:style-name="P111">π se obtiene enviando el mensaje #pi a la clase Float (Float pi) (ahora Math.PI) </text:p>
        </text:list-item>
      </text:list>
      <text:p text:style-name="P117"><text:span text:style-name="T50">Tareas</text:span><text:span text:style-name="T48">:</text:span></text:p>
      <text:list text:style-name="L15">
        <text:list-item>
          <text:p text:style-name="P100">Implementación:</text:p>
        </text:list-item>
      </text:list>
      <text:p text:style-name="P119"><text:span text:style-name="T36">Defina un nuevo proyecto </text:span><text:span text:style-name="T48">figurasYCuerpos. Implemente las clases Círculo y Cuadrado, siendo ambas subclases de Object. </text:span><text:span text:style-name="T36">Decida usted qué variables de instancia son necesarias. Puede agregar mensajes adicionales si lo cree necesario.</text:span></text:p>
      <text:list text:style-name="L16">
        <text:list-item>
          <text:p text:style-name="P75">Discuta y reflexione</text:p>
        </text:list-item>
      </text:list>
      <text:p text:style-name="P26">¿Qué variables de instancia definió? ¿Pudo hacerlo de otra manera? ¿Qué ventajas encuentra en la forma en que lo realizó? </text:p>
      <text:p text:style-name="Text_20_body"/>
      <text:p text:style-name="P101">Cuerpos en 3D</text:p>
      <text:p text:style-name="P90">Ahora que tenemos Círculos y Cuadrados, podemos usarlos para construir cuerpos (en 3D) y calcular su volumen y superficie o área exterior. </text:p>
      <text:list text:style-name="L17">
        <text:list-item>
          <text:p text:style-name="P91">Vamos a pensar a un cilindro como "un cuerpo que tiene una figura 2D como cara basal y que tiene una altura (vea la siguiente imagen)". Es decir, si en el lugar de la figura2D tuviera un círculo, se formaría el siguiente cuerpo 3D.</text:p>
        </text:list-item>
      </text:list>
      <text:list text:style-name="L18">
        <text:list-item>
          <text:p text:style-name="P92"><text:soft-page-break/>Si reemplazamos la cara basal por un rectángulo, tendremos un prisma (una caja de zapatos).</text:p>
        </text:list-item>
      </text:list>
      <text:p text:style-name="Text_20_body"/>
      <text:p text:style-name="P89">El siguiente diagrama de clases documenta los mensajes que entiende un cuerpo3D. </text:p>
      <text:p text:style-name="P89">Fórmulas útiles:</text:p>
      <text:list text:style-name="L19">
        <text:list-item>
          <text:p text:style-name="P97"><text:span text:style-name="T73">El área o superficie exterior de un cuerpo es: <text:line-break/>2* área-cara-basal + perímetro-cara-basal * altura-del-cuerpo</text:span></text:p>
        </text:list-item>
        <text:list-item>
          <text:p text:style-name="P96">El volumen de un cuerpo es: área-cara-basal * altura</text:p>
        </text:list-item>
      </text:list>
      <text:p text:style-name="Text_20_body"/>
      <text:p text:style-name="P126"><text:span text:style-name="T37">Más info interesante: A la figura que da forma al cuerpo (el círculo o el cuadrado en nuestro caso) se le llama directriz. Y a la recta en la que se mueve se llama generatriz. En</text:span><text:a xlink:type="simple" xlink:href="https://es.wikipedia.org/wiki/Cilindro" text:style-name="Internet_20_link" text:visited-style-name="Visited_20_Internet_20_Link"><text:span text:style-name="T61"> </text:span><text:span text:style-name="T60">wikipedia (Cilindro)</text:span></text:a><text:span text:style-name="T40"> </text:span><text:span text:style-name="T37">se puede aprender un poco más al respecto.</text:span></text:p>
      <text:p text:style-name="P117"><text:span text:style-name="T50">Tareas</text:span><text:span text:style-name="T48">:</text:span></text:p>
      <text:list text:style-name="L20">
        <text:list-item>
          <text:p text:style-name="P61">Implementación</text:p>
        </text:list-item>
      </text:list>
      <text:p text:style-name="P117"><text:span text:style-name="T48">Implemente la clase Cuerpo 3D, la cuál es subclase de Object.</text:span><text:span text:style-name="T39"> </text:span><text:span text:style-name="T36">Decida usted qué variables de instancia son necesarias. También decida si es necesario hacer cambios en las figuras 2D.</text:span></text:p>
      <text:list text:style-name="L21">
        <text:list-item>
          <text:p text:style-name="P76">Pruebas automatizadas</text:p>
        </text:list-item>
      </text:list>
      <text:p text:style-name="P128"><text:span text:style-name="T51">Siguiendo los ejemplos de ejercicios anteriores, ejecute </text:span><text:a xlink:type="simple" xlink:href="https://drive.google.com/file/d/1T8GJDK5b_eIBtsvovJgnrY1ce6BRb5fH/view?usp=drive_link" text:style-name="Internet_20_link" text:visited-style-name="Visited_20_Internet_20_Link"><text:span text:style-name="T59">las pruebas automatizadas provistas</text:span></text:a><text:span text:style-name="T51">. En este caso, se trata de tres clases (CuerpoTest, TestCirculo y TestCuadrado) que debe agregar dentro del paquete tests. Haga las modificaciones necesarias para que el proyecto no tenga errores.  Si algún test no pasa, consulte al ayudante. </text:span></text:p>
      <text:list text:style-name="L22">
        <text:list-item>
          <text:p text:style-name="P77">Discuta y reflexione</text:p>
        </text:list-item>
      </text:list>
      <text:p text:style-name="P27">Discuta con el ayudante sus elecciones de variables de instancia y métodos adicionales. ¿Es necesario todo lo que definió?</text:p>
      <text:p text:style-name="Text_20_body"/>
      <text:p text:style-name="P3">Ejercicio 8: Genealogía salvaje</text:p>
      <text:p text:style-name="P22">En una reserva de vida salvaje (como la estación de cría ECAS, en el camino Centenario), los cuidadores quieren llevar registro detallado de los animales que cuidan y sus familias. Para ello nos han pedido ayuda. Debemos: </text:p>
      <text:p text:style-name="P117"><text:span text:style-name="T50">Tareas</text:span><text:span text:style-name="T48">:</text:span></text:p>
      <text:list text:style-name="L23">
        <text:list-item>
          <text:p text:style-name="P62">Complete el diseño e implemente</text:p>
        </text:list-item>
      </text:list>
      <text:p text:style-name="P22"><text:soft-page-break/>Modelar una solución en objetos e implementar la clase Mamífero (como subclase de Object). El siguiente diagrama de clases (incompleto) nos da una idea de los mensajes que un mamífero entiende. </text:p>
      <text:p text:style-name="P118"><text:span text:style-name="T48">Proponga una solución para el método </text:span><text:span text:style-name="T52">tieneComoAncestroA(...) y deje la implementación para el final y discuta su solución con el ayudante. </text:span></text:p>
      <text:p text:style-name="Text_20_body"/>
      <text:p text:style-name="P90">Complete el diagrama de clases para reflejar los atributos y relaciones requeridas en su solución. </text:p>
      <text:list text:style-name="L24">
        <text:list-item>
          <text:p text:style-name="P63">Pruebas automatizadas </text:p>
        </text:list-item>
      </text:list>
      <text:p text:style-name="P126"><text:span text:style-name="T51">Siguiendo los ejemplos de ejercicios anteriores, ejecute </text:span><text:a xlink:type="simple" xlink:href="https://drive.google.com/file/d/1DeZdYSrIHJxeMdtz-9XAzrTSuedt45Di/view?usp=sharing" text:style-name="Internet_20_link" text:visited-style-name="Visited_20_Internet_20_Link"><text:span text:style-name="T59">las pruebas automatizadas provistas</text:span></text:a><text:span text:style-name="T51">. </text:span><text:span text:style-name="T37">En este caso, se trata de una clase, MamiferoTest, que debe agregar dentro del paquete tests. En esta clase se trabaja con la familia mostrada en la siguiente figura. </text:span></text:p>
      <text:p text:style-name="P112">En el diagrama se puede apreciar el nombre/identificador de cada uno de ellos (por ejemplo Nala, Mufasa, Alexa, etc). </text:p>
      <text:p text:style-name="P116"><text:span text:style-name="T36">Haga las modificaciones necesarias para que el proyecto no tenga errores.</text:span><text:span text:style-name="T56">  </text:span><text:span text:style-name="T48">Si algún test no pasa, consulte al ayudante. </text:span></text:p>
      <text:p text:style-name="Text_20_body"/>
      <text:p text:style-name="P4">Ejercicio 9: Red de Alumbrado</text:p>
      <text:p text:style-name="P126"><text:span text:style-name="T37">Imagine una red de alumbrado donde cada farola está conectada a una o varias vecinas formando un </text:span><text:a xlink:type="simple" xlink:href="https://es.wikipedia.org/wiki/Grafo_conexo" text:style-name="Internet_20_link" text:visited-style-name="Visited_20_Internet_20_Link"><text:span text:style-name="T60">grafo conexo</text:span></text:a><text:span text:style-name="T37">. Cada una de las farolas tiene un interruptor. Es suficiente con encender o apagar una farola cualquiera para que se enciendan o apaguen todas las demás. Sin embargo, si se intenta apagar una farola apagada (o si se intenta encender una farola encendida) no habrá ningún efecto, ya que no se propagará esta acción hacia las vecinas.</text:span></text:p>
      <text:p text:style-name="P89">La funcionalidad a proveer permite:</text:p>
      <text:list text:style-name="L25">
        <text:list-item>
          <text:p text:style-name="P93">crear farolas (inicialmente están apagadas)</text:p>
        </text:list-item>
        <text:list-item>
          <text:p text:style-name="P94">conectar farolas a tantas vecinas como uno quiera (las conexiones son bi-direccionales) </text:p>
        </text:list-item>
        <text:list-item>
          <text:p text:style-name="P94">encender una farola (y obtener el efecto antes descrito)</text:p>
        </text:list-item>
        <text:list-item>
          <text:p text:style-name="P95">apagar una farola (y obtener el efecto antes descrito)</text:p>
        </text:list-item>
      </text:list>
      <text:p text:style-name="P101">Tareas:</text:p>
      <text:list text:style-name="L26">
        <text:list-item>
          <text:p text:style-name="P64">Modele e implemente</text:p>
        </text:list-item>
      </text:list>
      <text:p text:style-name="P90">1. Realice el diagrama UML de clases de la solución al problema. </text:p>
      <text:p text:style-name="P90">2. Implemente en Java, la clase Farola, como subclase de Object, con los siguientes métodos:</text:p>
      <text:p text:style-name="P105">/*</text:p>
      <text:p text:style-name="P106">* Crear una farola. Debe inicializarla como apagada</text:p>
      <text:p text:style-name="P105"><text:soft-page-break/>*/</text:p>
      <text:p text:style-name="P105">public Farola ()</text:p>
      <text:p text:style-name="Text_20_body"/>
      <text:p text:style-name="P109">/*</text:p>
      <text:p text:style-name="P105">* Crea la relación de vecinos entre las farolas. La relación de vecinos entre las farolas es recíproca, es decir el receptor del mensaje será vecino de otraFarola, al igual que otraFarola también se convertirá en vecina del receptor del mensaje</text:p>
      <text:p text:style-name="P105">*/</text:p>
      <text:p text:style-name="P105">public void pairWithNeighbor( Farola otraFarola )</text:p>
      <text:p text:style-name="Text_20_body"/>
      <text:p text:style-name="P105">/*</text:p>
      <text:p text:style-name="P105">* Retorna sus farolas vecinas</text:p>
      <text:p text:style-name="P105">*/</text:p>
      <text:p text:style-name="P105">public List&lt;Farola&gt; getNeighbors ()<text:span text:style-name="T42"/></text:p>
      <text:p text:style-name="P105">/*</text:p>
      <text:p text:style-name="P105">* Si la farola no está encendida, la enciende y propaga la acción.</text:p>
      <text:p text:style-name="P105">*/</text:p>
      <text:p text:style-name="P105">public void turnOn()</text:p>
      <text:p text:style-name="Text_20_body"/>
      <text:p text:style-name="P105">/*</text:p>
      <text:p text:style-name="P105">* Si la farola no está apagada, la apaga y propaga la acción.</text:p>
      <text:p text:style-name="P105">*/</text:p>
      <text:p text:style-name="P105">public void turnOff()</text:p>
      <text:p text:style-name="Text_20_body"/>
      <text:p text:style-name="P105">/*</text:p>
      <text:p text:style-name="P105">* Retorna true si la farola está encendida.</text:p>
      <text:p text:style-name="P105">*/</text:p>
      <text:p text:style-name="P105">public boolean isOn()</text:p>
      <text:p text:style-name="Text_20_body"/>
      <text:p text:style-name="P105">/*</text:p>
      <text:p text:style-name="P105">* Retorna true si la farola está apagada.</text:p>
      <text:p text:style-name="P105">*/</text:p>
      <text:p text:style-name="P105">public boolean isOff()</text:p>
      <text:p text:style-name="Text_20_body"/>
      <text:list text:style-name="L27">
        <text:list-item>
          <text:p text:style-name="P65">Verifique su solución con las pruebas automatizadas </text:p>
        </text:list-item>
      </text:list>
      <text:p text:style-name="P125"><text:span text:style-name="T37">Utilice los </text:span><text:a xlink:type="simple" xlink:href="https://drive.google.com/file/d/1CApVTd_BdXD7PnrWisBNmjvxIlkcuftN/view?usp=sharing" text:style-name="Internet_20_link" text:visited-style-name="Visited_20_Internet_20_Link"><text:span text:style-name="T60">tests provistos</text:span></text:a><text:span text:style-name="T40"> </text:span><text:span text:style-name="T37">por la cátedra para probar las implementaciones del punto 2.</text:span></text:p>
      <text:p text:style-name="P3"><text:soft-page-break/>Ejercicio 10: Method lookup con Empleados</text:p>
      <text:p text:style-name="P118"><text:span text:style-name="T48">Sea la jerarquía de </text:span><text:span text:style-name="T43">Empleado </text:span><text:span text:style-name="T48">como muestra la figura de la izquierda, cuya implementación de referencia se incluye en la tabla de la derecha.</text:span></text:p>
      <text:p text:style-name="Text_20_body"/>
      <text:p text:style-name="P11"/>
      <text:p text:style-name="P22">Analice cada uno de los siguientes fragmentos de código y resuelva las tareas indicadas abajo:</text:p>
      <text:p text:style-name="P131"/>
      <table:table table:name="Tabla1" table:style-name="Tabla1">
        <table:table-column table:style-name="Tabla1.A"/>
        <table:table-column table:style-name="Tabla1.B"/>
        <table:table-row>
          <table:table-cell table:style-name="Tabla1.A1" office:value-type="string">
            <text:p text:style-name="P10"><text:span text:style-name="T55">Gerente </text:span><text:span text:style-name="T62">alan</text:span><text:span text:style-name="T56"> </text:span><text:span text:style-name="T55">= </text:span><text:span text:style-name="T63">new</text:span><text:span text:style-name="T56"> </text:span><text:span text:style-name="T55">Gerente(</text:span><text:span text:style-name="T64">"Alan Turing"</text:span><text:span text:style-name="T55">);</text:span></text:p>
            <text:p text:style-name="P10"><text:span text:style-name="T63">double</text:span><text:span text:style-name="T56"> </text:span><text:span text:style-name="T62">aportesDeAlan</text:span><text:span text:style-name="T56"> </text:span><text:span text:style-name="T55">= </text:span><text:span text:style-name="T62">alan</text:span><text:span text:style-name="T55">.aportes();</text:span></text:p>
          </table:table-cell>
          <table:table-cell table:style-name="Tabla1.A1" office:value-type="string">
            <text:p text:style-name="P10"><text:span text:style-name="T55">Gerente </text:span><text:span text:style-name="T62">alan</text:span><text:span text:style-name="T56"> </text:span><text:span text:style-name="T55">= </text:span><text:span text:style-name="T63">new</text:span><text:span text:style-name="T56"> </text:span><text:span text:style-name="T55">Gerente(</text:span><text:span text:style-name="T64">"Alan Turing"</text:span><text:span text:style-name="T55">);</text:span></text:p>
            <text:p text:style-name="P10"><text:span text:style-name="T63">double</text:span><text:span text:style-name="T56"> </text:span><text:span text:style-name="T62">sueldoBasicoDeAlan</text:span><text:span text:style-name="T56"> </text:span><text:span text:style-name="T55">= </text:span><text:span text:style-name="T62">alan</text:span><text:span text:style-name="T55">.sueldoBasico();</text:span></text:p>
          </table:table-cell>
        </table:table-row>
      </table:table>
      <text:p text:style-name="Text_20_body"/>
      <text:p text:style-name="P101">Tareas:</text:p>
      <text:list text:style-name="L28">
        <text:list-item>
          <text:p text:style-name="P31">Liste todos los métodos, indicando nombre y clase, que son ejecutados como resultado del envío del último mensaje de cada fragmento de código (por ejemplo, (1) método +aportes de la clase Empleado, (2) ...)</text:p>
        </text:list-item>
        <text:list-item>
          <text:p text:style-name="P31">¿Qué valores tendrán las variables aportesDeAlan y sueldoBasicoDeAlan luego de ejecutar cada fragmento de código?</text:p>
        </text:list-item>
      </text:list>
      <text:p text:style-name="Text_20_body"/>
      <text:p text:style-name="P5">Ejercicio 11: Cuenta con ganchos</text:p>
      <text:p text:style-name="P118"><text:span text:style-name="T48">Observe con detenimiento el diseño que se muestra en el siguiente diagrama. La clase cuenta es </text:span><text:span text:style-name="T52">abstracta</text:span><text:span text:style-name="T48">. El método </text:span><text:span text:style-name="T65">puedeExtraer()</text:span><text:span text:style-name="T56"> </text:span><text:span text:style-name="T48">es abstracto. Las clases </text:span><text:span text:style-name="T66">CajaDeAhorro</text:span><text:span text:style-name="T56"> </text:span><text:span text:style-name="T48">y </text:span><text:span text:style-name="T66">CuentaCorriente</text:span><text:span text:style-name="T56"> </text:span><text:span text:style-name="T48">son concretas y están incompletas.</text:span></text:p>
      <text:p text:style-name="Text_20_body"/>
      <text:p text:style-name="P11"/>
      <text:p text:style-name="P118"><text:span text:style-name="T50">Tarea A</text:span><text:span text:style-name="T48">: Complete la implementación de las clases </text:span><text:span text:style-name="T66">CajaDeAhorro</text:span><text:span text:style-name="T56"> </text:span><text:span text:style-name="T48">y </text:span><text:span text:style-name="T66">CuentaCorriente</text:span><text:span text:style-name="T56"> </text:span><text:span text:style-name="T48">para que se puedan efectuar depósitos, extracciones y transferencias teniendo en cuenta los siguientes criterios. </text:span></text:p>
      <text:p text:style-name="Text_20_body"/>
      <text:list text:style-name="L29">
        <text:list-item>
          <text:p text:style-name="P49"><text:span text:style-name="T73">Las </text:span><text:span text:style-name="T4">cajas de ahorro</text:span><text:span text:style-name="T73"> </text:span><text:span text:style-name="T25">solo pueden extraer y transferir</text:span><text:span text:style-name="T73"> cuando cuentan con fondos suficientes. </text:span></text:p>
        </text:list-item>
        <text:list-item>
          <text:p text:style-name="P49"><text:span text:style-name="T73">Las extracciones, los depósitos y las transferencias desde </text:span><text:span text:style-name="T4">cajas de ahorro</text:span><text:span text:style-name="T73"> tienen un costo adicional de 2% del monto en cuestión (téngalo en cuenta antes de permitir una extracción o transferencia desde caja de ahorro).</text:span></text:p>
        </text:list-item>
        <text:list-item>
          <text:p text:style-name="P49"><text:span text:style-name="T73">Las </text:span><text:span text:style-name="T4">cuentas corrientes</text:span><text:span text:style-name="T73"> pueden extraer aún cuando el saldo de la cuenta sea insuficiente. Sin embargo, no deben superar cierto límite por debajo del saldo. Dicho </text:span><text:soft-page-break/><text:span text:style-name="T73">límite se conoce como límite de descubierto (algo así como el máximo saldo negativo permitido). Ese límite es diferente para cada cuenta (lo negocia el cliente con la gente del banco). </text:span></text:p>
        </text:list-item>
        <text:list-item>
          <text:p text:style-name="P49"><text:span text:style-name="T73">Cuando se abre una </text:span><text:span text:style-name="T4">cuenta corriente</text:span><text:span text:style-name="T73">, su límite descubierto es 0 (no olvide definir el constructor por default).</text:span></text:p>
        </text:list-item>
      </text:list>
      <text:p text:style-name="Text_20_body"/>
      <text:p text:style-name="P118"><text:span text:style-name="T50">Tarea B</text:span><text:span text:style-name="T48">: Reflexione, charle con el ayudante y responda a las siguientes preguntas.</text:span></text:p>
      <text:list text:style-name="L30">
        <text:list-item>
          <text:p text:style-name="P32">¿Por qué cree que este ejercicio se llama "Cuenta con ganchos"? </text:p>
        </text:list-item>
        <text:list-item>
          <text:p text:style-name="P50"><text:span text:style-name="T73">En las implementaciones de los métodos </text:span><text:span text:style-name="T78">extraer()</text:span><text:span text:style-name="T73"> y </text:span><text:span text:style-name="T78">transferirACuenta() </text:span><text:span text:style-name="T73"> que se ven en el diagrama, ¿quién es </text:span><text:span text:style-name="T78">this</text:span><text:span text:style-name="T73">? ¿Puede decir de qué clase es </text:span><text:span text:style-name="T78">this</text:span><text:span text:style-name="T73">?</text:span></text:p>
        </text:list-item>
        <text:list-item>
          <text:p text:style-name="P50"><text:span text:style-name="T73">¿Por qué decidimos que los métodos </text:span><text:span text:style-name="T79">puedeExtraer()</text:span><text:span text:style-name="T73"> y </text:span><text:span text:style-name="T79">extraerSinControlar </text:span><text:span text:style-name="T73">tengan visibilidad "protegido"?</text:span></text:p>
        </text:list-item>
        <text:list-item>
          <text:p text:style-name="P32">¿Se puede transferir de una caja de ahorro a una cuenta corriente y viceversa? ¿por qué? ¡Pruébelo!</text:p>
        </text:list-item>
        <text:list-item>
          <text:p text:style-name="P32">¿Cómo se declara en Java un método abstracto? ¿Es obligatorio implementarlo? ¿Qué dice el compilador de Java si una subclase no implementa un método abstracto que hereda?</text:p>
        </text:list-item>
      </text:list>
      <text:p text:style-name="Text_20_body"/>
      <text:p text:style-name="P127"><text:span text:style-name="T56">  </text:span><text:span text:style-name="T50">Tarea C</text:span><text:span text:style-name="T51">: Escriba los tests de unidad que crea necesarios para validar que su implementación funciona adecuadamente.</text:span></text:p>
      <text:p text:style-name="Text_20_body"/>
      <text:p text:style-name="P5">Ejercicio 12: Job Scheduler</text:p>
      <text:p text:style-name="P22">El JobScheduler es un objeto cuya responsabilidad es determinar qué trabajo debe resolverse a continuación. El siguiente diseño ayuda a entender cómo funciona la implementación actual del JobScheduler.</text:p>
      <text:p text:style-name="P118"><text:span text:style-name="T48">- El mensaje </text:span><text:span text:style-name="T43">schedule(job: JobDescription)</text:span><text:span text:style-name="T56"> </text:span><text:span text:style-name="T48">recibe un job (trabajo) y lo agrega al final de la colección de trabajos pendientes.</text:span></text:p>
      <text:p text:style-name="P118"><text:span text:style-name="T48">- El mensaje </text:span><text:span text:style-name="T43">next()</text:span><text:span text:style-name="T56"> </text:span><text:span text:style-name="T48">determina cuál es el siguiente trabajo de la colección que debe ser atendido, lo retorna, y lo quita de la colección.</text:span></text:p>
      <text:p text:style-name="Text_20_body"/>
      <text:p text:style-name="P118"><text:span text:style-name="T48">En la implementación actual del método </text:span><text:span text:style-name="T43">next()</text:span><text:span text:style-name="T48">, el JobScheduler utiliza el valor de la variable </text:span><text:span text:style-name="T43">strategy </text:span><text:span text:style-name="T48">para determinar cómo elegir el siguiente trabajo.</text:span></text:p>
      <text:p text:style-name="Text_20_body"/>
      <text:p text:style-name="P22">Dicha implementación presenta dos serios problemas de diseño:</text:p>
      <text:p text:style-name="P22">- Secuencia de ifs (o sentencia switch/case) para implementar alternativas de un mismo comportamiento.</text:p>
      <text:p text:style-name="P22">- Código duplicado.</text:p>
      <text:p text:style-name="P101"><text:soft-page-break/>Tareas:</text:p>
      <text:list text:style-name="L31">
        <text:list-item>
          <text:p text:style-name="P129"><text:span text:style-name="T50">Analice el código existente</text:span><text:span text:style-name="T51"><text:line-break/>Utilice el </text:span><text:a xlink:type="simple" xlink:href="https://drive.google.com/file/d/1u5gmDqECvWlQmcq6rgNWGMLjayOJaiiA/view?usp=sharing" text:style-name="Internet_20_link" text:visited-style-name="Visited_20_Internet_20_Link"><text:span text:style-name="T59">código y los tests</text:span></text:a><text:span text:style-name="T51"> provistos por la cátedra y aplique lo aprendido (en particular en relación a herencia y polimorfismo) para eliminar los problemas mencionados. Siéntase libre de agregar nuevas clases como considere necesario. También puede cambiar la forma en la que los objetos se crean e inicializan. Asuma que una vez elegida una estrategia para un scheduler no puede cambiarse.</text:span></text:p>
        </text:list-item>
        <text:list-item>
          <text:p text:style-name="P51"><text:span text:style-name="T4">Verifique su solución con las pruebas automatizadas</text:span><text:span text:style-name="T73"><text:line-break/>Sus cambios probablemente hagan que los tests dejen de funcionar. Corríjalos y mejórelos como sea necesario.</text:span></text:p>
        </text:list-item>
      </text:list>
      <text:p text:style-name="Text_20_body"/>
      <text:p text:style-name="P5">Ejercicio 13: ¡A implementar Inversores! </text:p>
      <text:p text:style-name="P22">Retomando el Ejercicio 5, trabajamos en el diseño y modelado UML de un sistema de inversiones, donde definimos las clases, atributos y asociaciones necesarias para representar inversores y sus diferentes tipos de inversiones. Ahora es el momento de llevar el diseño a la práctica: vamos a implementar en Java lo diseñado y asegurar su calidad mediante pruebas automatizadas.</text:p>
      <text:p text:style-name="Text_20_body"/>
      <text:p text:style-name="P55">Tareas:</text:p>
      <text:list text:style-name="L32">
        <text:list-item>
          <text:p text:style-name="P66">Implemente</text:p>
          <text:list>
            <text:list-item>
              <text:p text:style-name="P41">Realice el mapeo del modelo conceptual, a un diagrama de clases de UML. </text:p>
            </text:list-item>
            <text:list-item>
              <text:p text:style-name="P41">Implemente en Java lo necesario para que se pueda conocer el valor actual de cada inversión. Y también el monto total de las inversiones realizadas por un inversor.</text:p>
            </text:list-item>
          </text:list>
        </text:list-item>
        <text:list-item>
          <text:p text:style-name="P67">Pruebas automatizadas</text:p>
          <text:list>
            <text:list-item>
              <text:p text:style-name="P33">Diseñe los casos de prueba teniendo en cuenta los conceptos de valores de borde y particiones equivalentes vistos en la teoría.</text:p>
            </text:list-item>
            <text:list-item>
              <text:p text:style-name="P33">Implemente utilizando JUnit los tests automatizados diseñados en el punto anterior.</text:p>
            </text:list-item>
          </text:list>
        </text:list-item>
        <text:list-item>
          <text:p text:style-name="P67">Discuta con el ayudante</text:p>
          <text:list>
            <text:list-item>
              <text:p text:style-name="P33">Consulte con un ayudante los casos de prueba diseñados</text:p>
            </text:list-item>
          </text:list>
        </text:list-item>
      </text:list>
      <text:p text:style-name="Text_20_body"/>
      <text:p text:style-name="P5">Ejercicio 14: Volumen y superficie de sólidos</text:p>
      <text:p text:style-name="P24">Una empresa siderúrgica quiere introducir en su sistema de gestión nuevos cálculos de volumen y superficie exterior para las piezas que produce. El volumen le sirve para determinar <text:soft-page-break/>cuánto material ha utilizado. La superficie exterior le sirve para determinar la cantidad de pintura que utilizó para pintar las piezas.</text:p>
      <text:p text:style-name="P116"><text:span text:style-name="T48">El siguiente diagrama UML muestra el diseño actual del sistema. En el mismo puede observarse que un ReporteDeConstruccion tiene la lista de las piezas que fueron construidas. Pieza es una clase abstracta.</text:span><text:span text:style-name="T39"> </text:span></text:p>
      <text:p text:style-name="Text_20_body"/>
      <text:p text:style-name="P55">Tareas:</text:p>
      <text:list text:style-name="L33">
        <text:list-item>
          <text:p text:style-name="P68">Complete el diseño e implemente</text:p>
        </text:list-item>
      </text:list>
      <text:p text:style-name="P113"><text:span text:style-name="T48">Su tarea es completar el diseño considerando que las piezas pueden ser </text:span><text:span text:style-name="T50">cilindros, esferas </text:span><text:span text:style-name="T48">o</text:span><text:span text:style-name="T56"> </text:span><text:span text:style-name="T50">prismas rectangulares</text:span><text:span text:style-name="T48">. </text:span></text:p>
      <text:p text:style-name="P113"><text:span text:style-name="T48">Luego complete la implementación de la clase </text:span><text:span text:style-name="T50">ReporteDeConstruccion</text:span><text:span text:style-name="T56"> </text:span><text:span text:style-name="T48">siguiendo la especificación que se muestra a continuación:</text:span></text:p>
      <text:p text:style-name="P113"><text:span text:style-name="T52">volumenDeMaterial(nombreDeMaterial: String</text:span><text:span text:style-name="T50">)</text:span></text:p>
      <text:p text:style-name="P20">"Recibe como parámetro un nombre de material (un string, por ejemplo 'Hierro'). Retorna la suma de los volúmenes de todas las piezas hechas en ese material"</text:p>
      <text:p text:style-name="P81">superficieDeColor(unNombreDeColor: String)</text:p>
      <text:p text:style-name="P20">"Recibe como parámetro un color (un string, por ejemplo 'Rojo'). Retorna la suma de las superficies externas de todas las piezas pintadas con ese color".</text:p>
      <text:p text:style-name="P55">Fórmulas a utilizar</text:p>
      <text:list text:style-name="L34">
        <text:list-item>
          <text:p text:style-name="P78">Cilindro</text:p>
        </text:list-item>
      </text:list>
      <text:p text:style-name="P115"><text:span text:style-name="T52">Volumen de un cilindro:</text:span><text:span text:style-name="T56"> </text:span><text:span text:style-name="T49">π * radio </text:span><text:span text:style-name="T48">2</text:span><text:span text:style-name="T57"> </text:span><text:span text:style-name="T49">* h.</text:span></text:p>
      <text:p text:style-name="P115"><text:span text:style-name="T52">Superficie de un cilindro:</text:span><text:span text:style-name="T56"> </text:span><text:span text:style-name="T49">2 * π * radio  * h + 2 * π * radio </text:span><text:span text:style-name="T48">2</text:span><text:span text:style-name="T57"> </text:span></text:p>
      <text:list text:style-name="L35">
        <text:list-item>
          <text:p text:style-name="P79">Esfera</text:p>
        </text:list-item>
      </text:list>
      <text:p text:style-name="P115"><text:span text:style-name="T53">Volumen de una esfera:</text:span><text:span text:style-name="T57"> ⁴⁄₃ </text:span><text:span text:style-name="T49">* π * radio ³.</text:span></text:p>
      <text:p text:style-name="P115"><text:span text:style-name="T53">Superficie de una esfera:</text:span><text:span text:style-name="T57"> </text:span><text:span text:style-name="T49">4 * π * radio 2</text:span></text:p>
      <text:list text:style-name="L36">
        <text:list-item>
          <text:p text:style-name="P82">Prisma Rectangular</text:p>
        </text:list-item>
      </text:list>
      <text:p text:style-name="P115"><text:span text:style-name="T53">Volumen del prisma:</text:span><text:span text:style-name="T57"> </text:span><text:span text:style-name="T49">ladoMayor * ladoMenor * altura</text:span></text:p>
      <text:p text:style-name="P115"><text:span text:style-name="T53">Superficie del prisma:</text:span><text:span text:style-name="T57"> </text:span><text:span text:style-name="T49">2 * (ladoMayor * ladoMenor + ladoMayor * altura + ladoMenor * altura)</text:span></text:p>
      <text:p text:style-name="Text_20_body"/>
      <text:list text:style-name="L37">
        <text:list-item>
          <text:p text:style-name="P54">Para obtener π, utilizamos Math.PI</text:p>
        </text:list-item>
        <text:list-item>
          <text:p text:style-name="P53"><text:span text:style-name="T77">Para elevar un número a cualquier potencia, utilizamos Math.pow( numero: double, potencia: double ). Ej: 82  = Math.pow(8, 2) </text:span></text:p>
        </text:list-item>
      </text:list>
      <text:p text:style-name="Text_20_body"/>
      <text:list text:style-name="L38">
        <text:list-item>
          <text:p text:style-name="P69">Pruebas automatizadas</text:p>
        </text:list-item>
      </text:list>
      <text:p text:style-name="P21"><text:soft-page-break/>Implemente los tests (JUnit) que considere necesarios.</text:p>
      <text:list text:style-name="L39">
        <text:list-item>
          <text:p text:style-name="P70">Discuta con el ayudante</text:p>
        </text:list-item>
      </text:list>
      <text:p text:style-name="P27">Es probable que note una similitud entre este ejercicio y el de "Figuras y cuerpos" que realizó anteriormente, ya que en ambos se pueden construir cilindros y prismas rectangulares. Sin embargo las implementaciones varían.  Enumere las diferencias y similitudes entre ambos ejercicios y luego consulte con el ayudante.</text:p>
      <text:p text:style-name="Text_20_body"/>
      <text:p text:style-name="P5">Ejercicio 15: Cliente de Correo</text:p>
      <text:p text:style-name="P22">El diagrama de clases de UML que se muestra a continuación documenta parte del diseño simplificado de un cliente de correo electrónico.</text:p>
      <text:p text:style-name="Text_20_body"/>
      <text:p text:style-name="P23">Su funcionamiento es el siguiente: </text:p>
      <text:list text:style-name="L40">
        <text:list-item>
          <text:p text:style-name="P34">En respuesta al mensaje #recibir, almacena en el inbox (una de las carpetas) el email que recibe como parámetro.</text:p>
        </text:list-item>
        <text:list-item>
          <text:p text:style-name="P35">En respuesta al mensaje #mover, mueve el email desde una carpeta de origen a una carpeta destino (asuma que el email está en la carpeta origen cuando se recibe este mensaje). </text:p>
        </text:list-item>
        <text:list-item>
          <text:p text:style-name="P35">En respuesta al mensaje #buscar retorna el primer email en el Cliente de Correo cuyo título o cuerpo contienen el texto indicado como parámetro. Busca en todas las carpetas. </text:p>
        </text:list-item>
        <text:list-item>
          <text:p text:style-name="P35">En respuesta al mensaje #espacioOcupado, retorna la suma del espacio ocupado por todos los emails de todas las carpetas.</text:p>
        </text:list-item>
        <text:list-item>
          <text:p text:style-name="P35">El tamaño de un email es la suma del largo del título, el largo del cuerpo, y del tamaño de sus adjuntos.</text:p>
        </text:list-item>
        <text:list-item>
          <text:p text:style-name="P36">Para simplificar, asuma que el tamaño de un archivo es el largo de su nombre.</text:p>
        </text:list-item>
      </text:list>
      <text:p text:style-name="P55">Tareas:</text:p>
      <text:list text:style-name="L41">
        <text:list-item>
          <text:p text:style-name="P71">Modele e implemente</text:p>
          <text:list>
            <text:list-item>
              <text:p text:style-name="P42">Complete el diseño y el diagrama de clases UML.</text:p>
            </text:list-item>
            <text:list-item>
              <text:p text:style-name="P42">Implemente en Java de la funcionalidad requerida.</text:p>
            </text:list-item>
          </text:list>
        </text:list-item>
        <text:list-item>
          <text:p text:style-name="P72">Pruebas automatizadas</text:p>
          <text:list>
            <text:list-item>
              <text:p text:style-name="P42">Diseñe los casos de prueba teniendo en cuenta los conceptos de valores de borde y particiones equivalentes vistos en la teoría.</text:p>
            </text:list-item>
            <text:list-item>
              <text:p text:style-name="P42">Implemente utilizando JUnit los tests automatizados diseñados en el punto anterior</text:p>
            </text:list-item>
          </text:list>
        </text:list-item>
      </text:list>
      <text:p text:style-name="Text_20_body"/>
      <text:p text:style-name="P3"><text:soft-page-break/>Ejercicio 16: Intervalo de tiempo</text:p>
      <text:p text:style-name="P127"><text:span text:style-name="T51">En Java, las fechas se representan normalmente con instancias de la clase </text:span><text:a xlink:type="simple" xlink:href="https://docs.oracle.com/en/java/javase/11/docs/api/java.base/java/time/LocalDate.html" text:style-name="Internet_20_link" text:visited-style-name="Visited_20_Internet_20_Link"><text:span text:style-name="T59">java.time.LocalDate</text:span></text:a><text:span text:style-name="T51">. Se pueden crear con varios métodos "</text:span><text:span text:style-name="T44">static</text:span><text:span text:style-name="T51">" como por ejemplo </text:span><text:span text:style-name="T44">LocalDate.now().</text:span></text:p>
      <text:p text:style-name="Text_20_body"/>
      <text:list text:style-name="L42">
        <text:list-item>
          <text:p text:style-name="P37">Investigue cómo hacer para crear una fecha determinada, por ejemplo 15/09/1972. </text:p>
        </text:list-item>
        <text:list-item>
          <text:p text:style-name="P52"><text:span text:style-name="T73">Investigue cómo hacer para determinar si la fecha de hoy se encuentra entre las fechas 15/12/1972 y 15/12/2032. Sugerencia: vea los métodos permiten comparar LocalDates y que retornan </text:span><text:span text:style-name="T75">booleans</text:span><text:span text:style-name="T73">.</text:span></text:p>
        </text:list-item>
        <text:list-item>
          <text:p text:style-name="P52"><text:span text:style-name="T73">Investigue cómo hacer para calcular el número de días entre dos fechas. Lo mismo para el número de meses y de años Sugerencia: vea el método </text:span><text:span text:style-name="T75">until.</text:span></text:p>
        </text:list-item>
      </text:list>
      <text:p text:style-name="P120"><text:span text:style-name="T48">Tenga en cuenta que los métodos de LocalDate colaboran con otros objetos que están definidos a partir de enums, clases e interfaces de java.time; por ejemplo </text:span><text:span text:style-name="T67">java</text:span><text:span text:style-name="T47">.</text:span><text:span text:style-name="T67">time</text:span><text:span text:style-name="T47">.</text:span><text:span text:style-name="T67">temporal</text:span><text:span text:style-name="T47">.</text:span><text:span text:style-name="T67">ChronoUnit</text:span><text:span text:style-name="T47">.</text:span><text:span text:style-name="T68">DAYS</text:span></text:p>
      <text:p text:style-name="Text_20_body"/>
      <text:p text:style-name="P60">Tareas:</text:p>
      <text:list text:style-name="L43">
        <text:list-item>
          <text:p text:style-name="P73">Implemente</text:p>
        </text:list-item>
      </text:list>
      <text:p text:style-name="P120"><text:span text:style-name="T48">Implemente la clase </text:span><text:span text:style-name="T50">DateLapse</text:span><text:span text:style-name="T56"> </text:span><text:span text:style-name="T48">(Lapso de tiempo). Un objeto DateLapse representa el lapso de tiempo entre dos fechas determinadas. La primera fecha se conoce como “from” y la segunda como “to”. Una instancia de esta clase entiende los mensajes:</text:span></text:p>
      <text:p text:style-name="Text_20_body"/>
      <text:p text:style-name="P86">public LocalDate getFrom()</text:p>
      <text:p text:style-name="P15">“<text:span text:style-name="T76">Retorna la fecha de inicio del rango”</text:span></text:p>
      <text:p text:style-name="Text_20_body"/>
      <text:p text:style-name="P86">public LocalDate getTo()</text:p>
      <text:p text:style-name="P15">“<text:span text:style-name="T76">Retorna la fecha de fin del rango”</text:span></text:p>
      <text:p text:style-name="Text_20_body"/>
      <text:p text:style-name="P86">public int sizeInDays()</text:p>
      <text:p text:style-name="P15">“<text:span text:style-name="T76">retorna la cantidad de días entre la fecha 'from' y la fecha 'to'”</text:span></text:p>
      <text:p text:style-name="Text_20_body"/>
      <text:p text:style-name="P86">public boolean includesDate(LocalDate other)</text:p>
      <text:p text:style-name="P15">“<text:span text:style-name="T76">recibe un objeto LocalDate y retorna true si la fecha está entre el from y el to del receptor y false en caso contrario”.</text:span></text:p>
      <text:p text:style-name="Text_20_body"/>
      <text:list text:style-name="L44">
        <text:list-item>
          <text:p text:style-name="P74">Pruebas automatizadas</text:p>
          <text:list>
            <text:list-item>
              <text:p text:style-name="P43">Diseñe los casos de prueba teniendo en cuenta los conceptos de valores de borde y particiones equivalentes vistos en la teoría.</text:p>
            </text:list-item>
            <text:list-item>
              <text:p text:style-name="P43"><text:soft-page-break/>Implemente utilizando JUnit los tests automatizados diseñados en el punto anterior</text:p>
            </text:list-item>
          </text:list>
        </text:list-item>
      </text:list>
      <text:p text:style-name="Text_20_body"/>
      <text:p text:style-name="P3">Ejercicio 17: Intervalo de tiempo (¡otra vez!)</text:p>
      <text:p text:style-name="P118"><text:span text:style-name="T48">Asumiendo que implementó la clase </text:span><text:span text:style-name="T50">DateLapse</text:span><text:span text:style-name="T56"> </text:span><text:span text:style-name="T48">con dos variables de instancia “from” y “to”, realice otra implementación de la clase para que su representación sea a través de los atributos “from” y “sizeInDays” y coloquela en otro paquete. Es decir, debe basar su nueva implementación en estas variables de instancia solamente. </text:span></text:p>
      <text:p text:style-name="Text_20_body"/>
      <text:p text:style-name="P118"><text:span text:style-name="T48">Los cambios en la estructura interna de un objeto sólo deben afectar a la implementación de sus métodos. Estos cambios deben ser transparentes para quien le envía mensajes, no debe notar ningún cambio y seguir usándolo de la misma forma. Tenga en cuenta que los tests que implementó en el ejercicio anterior deberían pasar </text:span><text:span text:style-name="T50">sin que se requiera realizar modificaciones</text:span><text:span text:style-name="T48">. Solamente deberá actualizar el setup, es decir, la instanciación del intervalo de tiempo.</text:span></text:p>
      <text:p text:style-name="Text_20_body"/>
      <text:p text:style-name="P118"><text:span text:style-name="T50">Sugerencia</text:span><text:span text:style-name="T48">: Para facilitar el uso de estas clases en los tests, considere definir una interfaz Java que ambas soluciones implementen.</text:span></text:p>
      <text:p text:style-name="Text_20_body"/>
      <text:p text:style-name="P5">Ejercicio 18: Filtered Set </text:p>
      <text:p text:style-name="P127"><text:span text:style-name="T51">En el apunte de </text:span><text:a xlink:type="simple" xlink:href="https://docs.google.com/document/d/1edfz3WsxgXnNww3OHZNRn0C3bb1IIgro/edit" text:style-name="Internet_20_link" text:visited-style-name="Visited_20_Internet_20_Link"><text:span text:style-name="T59">uso de colecciones</text:span></text:a><text:span text:style-name="T58"> </text:span><text:span text:style-name="T51">se detalla el protocolo de la interface Collection y se ejemplifica el uso mediante la clase concreta ArrayList. Existen otras implementaciones de Collection que tienen ciertas diferencias, en particular, el </text:span><text:span text:style-name="T50">Set</text:span><text:span text:style-name="T58"> </text:span><text:span text:style-name="T51">(</text:span><text:span text:style-name="T54">java.util.Set</text:span><text:span text:style-name="T51">) es una colección que no admite duplicados y no tiene un índice para acceder a sus elementos.</text:span></text:p>
      <text:p text:style-name="P118"><text:span text:style-name="T48">Implemente una clase </text:span><text:span text:style-name="T50">EvenNumberSet </text:span><text:span text:style-name="T48">(conjunto de números pares). Esta especialización se diferencia en que únicamente permite agregar números enteros que sean pares</text:span><text:span text:style-name="T52">.</text:span><text:span text:style-name="T56"> </text:span><text:span text:style-name="T48">Por simplicidad, considere únicamente el tipo de datos </text:span><text:span text:style-name="T50">Integer</text:span><text:span text:style-name="T56"> </text:span><text:span text:style-name="T48">para su solución (ignore el resto de tipos de datos numéricos). </text:span></text:p>
      <text:p text:style-name="P118"><text:span text:style-name="T48">Tenga en cuenta que la clase </text:span><text:span text:style-name="T50">EvenNumberSet </text:span><text:span text:style-name="T48">debe implementar la interface </text:span><text:span text:style-name="T50">Set&lt;Integer&gt; </text:span><text:span text:style-name="T48">de Java. Esto significa que a las variables de tipo </text:span><text:span text:style-name="T52">Set&lt;Integer&gt; </text:span><text:span text:style-name="T48">se les puede asignar un objeto concreto de tipo</text:span><text:span text:style-name="T56"> </text:span><text:span text:style-name="T50">EvenNumberSet</text:span><text:span text:style-name="T56"> </text:span><text:span text:style-name="T48">y luego utilizarlo enviando los mensajes que están definidos en el protocolo de </text:span><text:span text:style-name="T50">Set&lt;Integer&gt;</text:span><text:span text:style-name="T48">.</text:span></text:p>
      <text:p text:style-name="Text_20_body"/>
      <text:p text:style-name="P118"><text:span text:style-name="T48">El siguiente fragmento de código ejemplifica cómo se podría usar la clase </text:span><text:span text:style-name="T50">EvenNumberSet</text:span><text:span text:style-name="T48">:</text:span></text:p>
      <text:p text:style-name="Text_20_body"/>
      <text:p text:style-name="P124"><text:span text:style-name="T47">Set</text:span><text:span text:style-name="T69">&lt;</text:span><text:span text:style-name="T47">Integer</text:span><text:span text:style-name="T69">&gt;</text:span><text:span text:style-name="T56"> </text:span><text:span text:style-name="T47">numbers </text:span><text:span text:style-name="T69">=</text:span><text:span text:style-name="T56"> </text:span><text:span text:style-name="T70">new</text:span><text:span text:style-name="T56"> </text:span><text:span text:style-name="T47">EvenNumberSet</text:span><text:span text:style-name="T69">();</text:span><text:span text:style-name="T56"> </text:span></text:p>
      <text:p text:style-name="P87"><text:soft-page-break/>// inicialmente el Set está vacío =&gt; []</text:p>
      <text:p text:style-name="P124"><text:span text:style-name="T47">numbers</text:span><text:span text:style-name="T69">.</text:span><text:span text:style-name="T71">add</text:span><text:span text:style-name="T69">(</text:span><text:span text:style-name="T72">1</text:span><text:span text:style-name="T69">);</text:span><text:span text:style-name="T56"> </text:span><text:span text:style-name="T47">// No es par, entonces no se agrega =&gt; []</text:span></text:p>
      <text:p text:style-name="P124"><text:span text:style-name="T47">numbers</text:span><text:span text:style-name="T69">.</text:span><text:span text:style-name="T71">add</text:span><text:span text:style-name="T69">(</text:span><text:span text:style-name="T72">2</text:span><text:span text:style-name="T69">);</text:span><text:span text:style-name="T56"> </text:span><text:span text:style-name="T47">// Es par, se agrega al set =&gt; [2]</text:span></text:p>
      <text:p text:style-name="P124"><text:span text:style-name="T47">numbers</text:span><text:span text:style-name="T69">.</text:span><text:span text:style-name="T71">add</text:span><text:span text:style-name="T69">(</text:span><text:span text:style-name="T72">4</text:span><text:span text:style-name="T69">);</text:span><text:span text:style-name="T56"> </text:span><text:span text:style-name="T47">// Es par, se agrega al set =&gt; [2, 4]</text:span></text:p>
      <text:p text:style-name="P124"><text:span text:style-name="T47">numbers</text:span><text:span text:style-name="T69">.</text:span><text:span text:style-name="T71">add</text:span><text:span text:style-name="T69">(</text:span><text:span text:style-name="T72">2</text:span><text:span text:style-name="T69">);</text:span><text:span text:style-name="T56"> </text:span><text:span text:style-name="T47">// Es par, pero ya está en el set, no se agrega =&gt; [2, 4]</text:span></text:p>
      <text:p text:style-name="P132"/>
      <text:p text:style-name="P118"><text:span text:style-name="T48">Evalúe las distintas opciones para implementar la clase </text:span><text:span text:style-name="T50">EvenNumberSet</text:span><text:span text:style-name="T48">. Para evitar reinventar la rueda, considere reutilizar alguna de las clases existentes en Java que ofrezcan funcionalidades similares.</text:span></text:p>
      <text:p text:style-name="Text_20_body"/>
      <text:p text:style-name="P60">Tareas:</text:p>
      <text:list text:style-name="L45">
        <text:list-item>
          <text:p text:style-name="P130"><text:span text:style-name="T51">Investigue qué clases se pueden utilizar para implementar la clase </text:span><text:span text:style-name="T50">EvenNumberSet</text:span><text:span text:style-name="T51">. Consulte la </text:span><text:a xlink:type="simple" xlink:href="https://docs.oracle.com/en/java/javase/11/docs/api/java.base/java/util/Set.html" text:style-name="Internet_20_link" text:visited-style-name="Visited_20_Internet_20_Link"><text:span text:style-name="T59">documentación de Set</text:span></text:a><text:span text:style-name="T51">.</text:span></text:p>
        </text:list-item>
        <text:list-item>
          <text:p text:style-name="P38">Explique brevemente cómo propone utilizar las clases investigadas anteriormente para implementar su solución. Por ejemplo: </text:p>
          <text:list>
            <text:list-item>
              <text:p text:style-name="P16">“<text:span text:style-name="T30">Se debe subclasificar una determinada clase y redefinir un método para que haga lo siguiente”</text:span></text:p>
            </text:list-item>
            <text:list-item>
              <text:p text:style-name="P16">“<text:span text:style-name="T30">Se debe crear una nueva clase que contenga un objeto de un determinado tipo al cual se le delegará está responsabilidad”</text:span></text:p>
            </text:list-item>
          </text:list>
        </text:list-item>
        <text:list-item>
          <text:p text:style-name="P38">Implemente en Java las alternativas que haya propuesto.</text:p>
        </text:list-item>
        <text:list-item>
          <text:p text:style-name="P44">Implemente tests automatizados utilizando JUnit para verificar sus implementaciones.</text:p>
        </text:list-item>
        <text:list-item>
          <text:p text:style-name="P38">Compare las soluciones y liste las ventajas y desventajas de cada una.</text:p>
        </text:list-item>
      </text:list>
      <text:p text:style-name="Text_20_body"><text:span text:style-name="T32"><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monospac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ListLabel_20_83" style:display-name="ListLabel 83" style:family="text">
      <style:text-properties fo:color="#1155cc" loext:opacity="100%" fo:font-size="10.5pt" style:text-underline-style="solid" style:text-underline-width="auto" style:text-underline-color="font-color" style:font-size-asian="10.5pt" style:font-size-complex="10.5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78" loext:num-list-format="(%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05T10:38:26.274901149</dc:date>
    <meta:editing-duration>PT24S</meta:editing-duration>
    <meta:editing-cycles>1</meta:editing-cycles>
    <meta:document-statistic meta:table-count="1" meta:image-count="0" meta:object-count="0" meta:page-count="19" meta:paragraph-count="347" meta:word-count="5101" meta:character-count="31600" meta:non-whitespace-character-count="26841"/>
    <meta:generator>LibreOffice/24.2.7.2$Linux_X86_64 LibreOffice_project/420$Build-2</meta:generator>
  </office:meta>
</office:document-meta>
</file>